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0.7236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637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duce compare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erial stream</text:p>
          </table:table-cell>
          <table:table-cell office:value-type="string">
            <text:p>parallel stream</text:p>
          </table:table-cell>
          <table:table-cell office:value-type="string">
            <text:p>active iterator 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23771">
            <text:p>723771</text:p>
          </table:table-cell>
          <table:table-cell office:value-type="float" office:value="380549">
            <text:p>380549</text:p>
          </table:table-cell>
          <table:table-cell office:value-type="float" office:value="203932">
            <text:p>203932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34920">
            <text:p>34920</text:p>
          </table:table-cell>
          <table:table-cell office:value-type="float" office:value="141168">
            <text:p>141168</text:p>
          </table:table-cell>
          <table:table-cell office:value-type="float" office:value="51451">
            <text:p>51451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46891">
            <text:p>46891</text:p>
          </table:table-cell>
          <table:table-cell office:value-type="float" office:value="214266">
            <text:p>214266</text:p>
          </table:table-cell>
          <table:table-cell office:value-type="float" office:value="53082">
            <text:p>53082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42159">
            <text:p>42159</text:p>
          </table:table-cell>
          <table:table-cell office:value-type="float" office:value="141337">
            <text:p>141337</text:p>
          </table:table-cell>
          <table:table-cell office:value-type="float" office:value="63208">
            <text:p>63208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141531">
            <text:p>141531</text:p>
          </table:table-cell>
          <table:table-cell office:value-type="float" office:value="118577">
            <text:p>118577</text:p>
          </table:table-cell>
          <table:table-cell office:value-type="float" office:value="79256">
            <text:p>79256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office:value-type="float" office:value="33824">
            <text:p>33824</text:p>
          </table:table-cell>
          <table:table-cell office:value-type="float" office:value="123590">
            <text:p>123590</text:p>
          </table:table-cell>
          <table:table-cell office:value-type="float" office:value="101417">
            <text:p>101417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47394">
            <text:p>47394</text:p>
          </table:table-cell>
          <table:table-cell office:value-type="float" office:value="56140">
            <text:p>56140</text:p>
          </table:table-cell>
          <table:table-cell office:value-type="float" office:value="126054">
            <text:p>126054</text:p>
          </table:table-cell>
        </table:table-row>
        <table:table-row table:style-name="ro1">
          <table:table-cell office:value-type="float" office:value="4769">
            <text:p>4769</text:p>
          </table:table-cell>
          <table:table-cell office:value-type="float" office:value="101189">
            <text:p>101189</text:p>
          </table:table-cell>
          <table:table-cell office:value-type="float" office:value="66661">
            <text:p>66661</text:p>
          </table:table-cell>
          <table:table-cell office:value-type="float" office:value="87560">
            <text:p>87560</text:p>
          </table:table-cell>
        </table:table-row>
        <table:table-row table:style-name="ro1">
          <table:table-cell office:value-type="float" office:value="5961">
            <text:p>5961</text:p>
          </table:table-cell>
          <table:table-cell office:value-type="float" office:value="39749">
            <text:p>39749</text:p>
          </table:table-cell>
          <table:table-cell office:value-type="float" office:value="93327">
            <text:p>93327</text:p>
          </table:table-cell>
          <table:table-cell office:value-type="float" office:value="143725">
            <text:p>143725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64525">
            <text:p>64525</text:p>
          </table:table-cell>
          <table:table-cell office:value-type="float" office:value="86749">
            <text:p>86749</text:p>
          </table:table-cell>
          <table:table-cell office:value-type="float" office:value="27514">
            <text:p>27514</text:p>
          </table:table-cell>
        </table:table-row>
        <table:table-row table:style-name="ro1">
          <table:table-cell office:value-type="float" office:value="9314">
            <text:p>9314</text:p>
            <draw:frame table:end-cell-address="'Reduce compare'.O47" table:end-x="0.2713in" table:end-y="0.0732in" draw:z-index="0" draw:style-name="gr1" draw:text-style-name="P1" svg:width="12.1209in" svg:height="5.6087in" svg:x="0.5965in" svg:y="0.1571in">
              <draw:object draw:notify-on-update-of-ranges="'Reduce compare'.A2:'Reduce compare'.A2 'Reduce compare'.A3:'Reduce compare'.A43 'Reduce compare'.B2:'Reduce compare'.B2 'Reduce compare'.B3:'Reduce compare'.B43 'Reduce compare'.C2:'Reduce compare'.C2 'Reduce compare'.C3:'Reduce compare'.C43 'Reduce compare'.D2:'Reduce compare'.D2 'Reduce compare'.D3:'Reduce compare'.D4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98377">
            <text:p>98377</text:p>
          </table:table-cell>
          <table:table-cell office:value-type="float" office:value="61883">
            <text:p>61883</text:p>
          </table:table-cell>
          <table:table-cell office:value-type="float" office:value="14366">
            <text:p>14366</text:p>
          </table:table-cell>
        </table:table-row>
        <table:table-row table:style-name="ro1">
          <table:table-cell office:value-type="float" office:value="11642">
            <text:p>11642</text:p>
          </table:table-cell>
          <table:table-cell office:value-type="float" office:value="78795">
            <text:p>78795</text:p>
          </table:table-cell>
          <table:table-cell office:value-type="float" office:value="57503">
            <text:p>57503</text:p>
          </table:table-cell>
          <table:table-cell office:value-type="float" office:value="17963">
            <text:p>17963</text:p>
          </table:table-cell>
        </table:table-row>
        <table:table-row table:style-name="ro1">
          <table:table-cell office:value-type="float" office:value="14552">
            <text:p>14552</text:p>
          </table:table-cell>
          <table:table-cell office:value-type="float" office:value="137811">
            <text:p>137811</text:p>
          </table:table-cell>
          <table:table-cell office:value-type="float" office:value="67588">
            <text:p>67588</text:p>
          </table:table-cell>
          <table:table-cell office:value-type="float" office:value="22714">
            <text:p>22714</text:p>
          </table:table-cell>
        </table:table-row>
        <table:table-row table:style-name="ro1">
          <table:table-cell office:value-type="float" office:value="18190">
            <text:p>18190</text:p>
          </table:table-cell>
          <table:table-cell office:value-type="float" office:value="142131">
            <text:p>142131</text:p>
          </table:table-cell>
          <table:table-cell office:value-type="float" office:value="145657">
            <text:p>145657</text:p>
          </table:table-cell>
          <table:table-cell office:value-type="float" office:value="29485">
            <text:p>29485</text:p>
          </table:table-cell>
        </table:table-row>
        <table:table-row table:style-name="ro1">
          <table:table-cell office:value-type="float" office:value="22738">
            <text:p>22738</text:p>
          </table:table-cell>
          <table:table-cell office:value-type="float" office:value="218457">
            <text:p>218457</text:p>
          </table:table-cell>
          <table:table-cell office:value-type="float" office:value="88625">
            <text:p>88625</text:p>
          </table:table-cell>
          <table:table-cell office:value-type="float" office:value="35829">
            <text:p>35829</text:p>
          </table:table-cell>
        </table:table-row>
        <table:table-row table:style-name="ro1">
          <table:table-cell office:value-type="float" office:value="28422">
            <text:p>28422</text:p>
          </table:table-cell>
          <table:table-cell office:value-type="float" office:value="193043">
            <text:p>193043</text:p>
          </table:table-cell>
          <table:table-cell office:value-type="float" office:value="157860">
            <text:p>157860</text:p>
          </table:table-cell>
          <table:table-cell office:value-type="float" office:value="55290">
            <text:p>55290</text:p>
          </table:table-cell>
        </table:table-row>
        <table:table-row table:style-name="ro1">
          <table:table-cell office:value-type="float" office:value="35528">
            <text:p>35528</text:p>
          </table:table-cell>
          <table:table-cell office:value-type="float" office:value="235252">
            <text:p>235252</text:p>
          </table:table-cell>
          <table:table-cell office:value-type="float" office:value="144909">
            <text:p>144909</text:p>
          </table:table-cell>
          <table:table-cell office:value-type="float" office:value="56234">
            <text:p>56234</text:p>
          </table:table-cell>
        </table:table-row>
        <table:table-row table:style-name="ro1">
          <table:table-cell office:value-type="float" office:value="44409">
            <text:p>44409</text:p>
          </table:table-cell>
          <table:table-cell office:value-type="float" office:value="407816">
            <text:p>407816</text:p>
          </table:table-cell>
          <table:table-cell office:value-type="float" office:value="330585">
            <text:p>330585</text:p>
          </table:table-cell>
          <table:table-cell office:value-type="float" office:value="107485">
            <text:p>107485</text:p>
          </table:table-cell>
        </table:table-row>
        <table:table-row table:style-name="ro1">
          <table:table-cell office:value-type="float" office:value="55512">
            <text:p>55512</text:p>
          </table:table-cell>
          <table:table-cell office:value-type="float" office:value="370389">
            <text:p>370389</text:p>
          </table:table-cell>
          <table:table-cell office:value-type="float" office:value="240795">
            <text:p>240795</text:p>
          </table:table-cell>
          <table:table-cell office:value-type="float" office:value="92261">
            <text:p>92261</text:p>
          </table:table-cell>
        </table:table-row>
        <table:table-row table:style-name="ro1">
          <table:table-cell office:value-type="float" office:value="69389">
            <text:p>69389</text:p>
          </table:table-cell>
          <table:table-cell office:value-type="float" office:value="494676">
            <text:p>494676</text:p>
          </table:table-cell>
          <table:table-cell office:value-type="float" office:value="344611">
            <text:p>344611</text:p>
          </table:table-cell>
          <table:table-cell office:value-type="float" office:value="103781">
            <text:p>103781</text:p>
          </table:table-cell>
        </table:table-row>
        <table:table-row table:style-name="ro1">
          <table:table-cell office:value-type="float" office:value="86737">
            <text:p>86737</text:p>
          </table:table-cell>
          <table:table-cell office:value-type="float" office:value="658540">
            <text:p>658540</text:p>
          </table:table-cell>
          <table:table-cell office:value-type="float" office:value="554904">
            <text:p>554904</text:p>
          </table:table-cell>
          <table:table-cell office:value-type="float" office:value="137938">
            <text:p>137938</text:p>
          </table:table-cell>
        </table:table-row>
        <table:table-row table:style-name="ro1">
          <table:table-cell office:value-type="float" office:value="108421">
            <text:p>108421</text:p>
          </table:table-cell>
          <table:table-cell office:value-type="float" office:value="1001949">
            <text:p>1001949</text:p>
          </table:table-cell>
          <table:table-cell office:value-type="float" office:value="483012">
            <text:p>483012</text:p>
          </table:table-cell>
          <table:table-cell office:value-type="float" office:value="215275">
            <text:p>215275</text:p>
          </table:table-cell>
        </table:table-row>
        <table:table-row table:style-name="ro1">
          <table:table-cell office:value-type="float" office:value="135526">
            <text:p>135526</text:p>
          </table:table-cell>
          <table:table-cell office:value-type="float" office:value="938245">
            <text:p>938245</text:p>
          </table:table-cell>
          <table:table-cell office:value-type="float" office:value="707316">
            <text:p>707316</text:p>
          </table:table-cell>
          <table:table-cell office:value-type="float" office:value="291283">
            <text:p>291283</text:p>
          </table:table-cell>
        </table:table-row>
        <table:table-row table:style-name="ro1">
          <table:table-cell office:value-type="float" office:value="169407">
            <text:p>169407</text:p>
          </table:table-cell>
          <table:table-cell office:value-type="float" office:value="1158901">
            <text:p>1158901</text:p>
          </table:table-cell>
          <table:table-cell office:value-type="float" office:value="1011632">
            <text:p>1011632</text:p>
          </table:table-cell>
          <table:table-cell office:value-type="float" office:value="326783">
            <text:p>326783</text:p>
          </table:table-cell>
        </table:table-row>
        <table:table-row table:style-name="ro1">
          <table:table-cell office:value-type="float" office:value="211759">
            <text:p>211759</text:p>
          </table:table-cell>
          <table:table-cell office:value-type="float" office:value="1475691">
            <text:p>1475691</text:p>
          </table:table-cell>
          <table:table-cell office:value-type="float" office:value="997742">
            <text:p>997742</text:p>
          </table:table-cell>
          <table:table-cell office:value-type="float" office:value="459026">
            <text:p>459026</text:p>
          </table:table-cell>
        </table:table-row>
        <table:table-row table:style-name="ro1">
          <table:table-cell office:value-type="float" office:value="264698">
            <text:p>264698</text:p>
          </table:table-cell>
          <table:table-cell office:value-type="float" office:value="1852992">
            <text:p>1852992</text:p>
          </table:table-cell>
          <table:table-cell office:value-type="float" office:value="1431227">
            <text:p>1431227</text:p>
          </table:table-cell>
          <table:table-cell office:value-type="float" office:value="531288">
            <text:p>531288</text:p>
          </table:table-cell>
        </table:table-row>
        <table:table-row table:style-name="ro1">
          <table:table-cell office:value-type="float" office:value="330873">
            <text:p>330873</text:p>
          </table:table-cell>
          <table:table-cell office:value-type="float" office:value="2386139">
            <text:p>2386139</text:p>
          </table:table-cell>
          <table:table-cell office:value-type="float" office:value="1468966">
            <text:p>1468966</text:p>
          </table:table-cell>
          <table:table-cell office:value-type="float" office:value="666369">
            <text:p>666369</text:p>
          </table:table-cell>
        </table:table-row>
        <table:table-row table:style-name="ro1">
          <table:table-cell office:value-type="float" office:value="413591">
            <text:p>413591</text:p>
          </table:table-cell>
          <table:table-cell office:value-type="float" office:value="2837308">
            <text:p>2837308</text:p>
          </table:table-cell>
          <table:table-cell office:value-type="float" office:value="1975822">
            <text:p>1975822</text:p>
          </table:table-cell>
          <table:table-cell office:value-type="float" office:value="1035664">
            <text:p>1035664</text:p>
          </table:table-cell>
        </table:table-row>
        <table:table-row table:style-name="ro1">
          <table:table-cell office:value-type="float" office:value="516988">
            <text:p>516988</text:p>
          </table:table-cell>
          <table:table-cell office:value-type="float" office:value="3663946">
            <text:p>3663946</text:p>
          </table:table-cell>
          <table:table-cell office:value-type="float" office:value="2826168">
            <text:p>2826168</text:p>
          </table:table-cell>
          <table:table-cell office:value-type="float" office:value="1212946">
            <text:p>1212946</text:p>
          </table:table-cell>
        </table:table-row>
        <table:table-row table:style-name="ro1">
          <table:table-cell office:value-type="float" office:value="646235">
            <text:p>646235</text:p>
          </table:table-cell>
          <table:table-cell office:value-type="float" office:value="4734212">
            <text:p>4734212</text:p>
          </table:table-cell>
          <table:table-cell office:value-type="float" office:value="2767796">
            <text:p>2767796</text:p>
          </table:table-cell>
          <table:table-cell office:value-type="float" office:value="1672426">
            <text:p>1672426</text:p>
          </table:table-cell>
        </table:table-row>
        <table:table-row table:style-name="ro1">
          <table:table-cell office:value-type="float" office:value="807794">
            <text:p>807794</text:p>
          </table:table-cell>
          <table:table-cell office:value-type="float" office:value="10166916">
            <text:p>10166916</text:p>
          </table:table-cell>
          <table:table-cell office:value-type="float" office:value="3402727">
            <text:p>3402727</text:p>
          </table:table-cell>
          <table:table-cell office:value-type="float" office:value="1900494">
            <text:p>1900494</text:p>
          </table:table-cell>
        </table:table-row>
        <table:table-row table:style-name="ro1">
          <table:table-cell office:value-type="float" office:value="1009742">
            <text:p>1009742</text:p>
          </table:table-cell>
          <table:table-cell office:value-type="float" office:value="7659194">
            <text:p>7659194</text:p>
          </table:table-cell>
          <table:table-cell office:value-type="float" office:value="4596411">
            <text:p>4596411</text:p>
          </table:table-cell>
          <table:table-cell office:value-type="float" office:value="2750595">
            <text:p>2750595</text:p>
          </table:table-cell>
        </table:table-row>
        <table:table-row table:style-name="ro1">
          <table:table-cell office:value-type="float" office:value="1262178">
            <text:p>1262178</text:p>
          </table:table-cell>
          <table:table-cell office:value-type="float" office:value="14688560">
            <text:p>14688560</text:p>
          </table:table-cell>
          <table:table-cell office:value-type="float" office:value="5149491">
            <text:p>5149491</text:p>
          </table:table-cell>
          <table:table-cell office:value-type="float" office:value="3274791">
            <text:p>3274791</text:p>
          </table:table-cell>
        </table:table-row>
        <table:table-row table:style-name="ro1">
          <table:table-cell office:value-type="float" office:value="1577722">
            <text:p>1577722</text:p>
          </table:table-cell>
          <table:table-cell office:value-type="float" office:value="12350437">
            <text:p>12350437</text:p>
          </table:table-cell>
          <table:table-cell office:value-type="float" office:value="8463468">
            <text:p>8463468</text:p>
          </table:table-cell>
          <table:table-cell office:value-type="float" office:value="4383947">
            <text:p>4383947</text:p>
          </table:table-cell>
        </table:table-row>
        <table:table-row table:style-name="ro1">
          <table:table-cell office:value-type="float" office:value="1972153">
            <text:p>1972153</text:p>
          </table:table-cell>
          <table:table-cell office:value-type="float" office:value="26728966">
            <text:p>26728966</text:p>
          </table:table-cell>
          <table:table-cell office:value-type="float" office:value="10588999">
            <text:p>10588999</text:p>
          </table:table-cell>
          <table:table-cell office:value-type="float" office:value="5001393">
            <text:p>5001393</text:p>
          </table:table-cell>
        </table:table-row>
        <table:table-row table:style-name="ro1">
          <table:table-cell office:value-type="float" office:value="2465191">
            <text:p>2465191</text:p>
          </table:table-cell>
          <table:table-cell office:value-type="float" office:value="24537607">
            <text:p>24537607</text:p>
          </table:table-cell>
          <table:table-cell office:value-type="float" office:value="10849877">
            <text:p>10849877</text:p>
          </table:table-cell>
          <table:table-cell office:value-type="float" office:value="5945963">
            <text:p>5945963</text:p>
          </table:table-cell>
        </table:table-row>
        <table:table-row table:style-name="ro1">
          <table:table-cell office:value-type="float" office:value="3081488">
            <text:p>3081488</text:p>
          </table:table-cell>
          <table:table-cell office:value-type="float" office:value="44964352">
            <text:p>44964352</text:p>
          </table:table-cell>
          <table:table-cell office:value-type="float" office:value="14469825">
            <text:p>14469825</text:p>
          </table:table-cell>
          <table:table-cell office:value-type="float" office:value="8152213">
            <text:p>8152213</text:p>
          </table:table-cell>
        </table:table-row>
        <table:table-row table:style-name="ro1">
          <table:table-cell office:value-type="float" office:value="3851860">
            <text:p>3851860</text:p>
          </table:table-cell>
          <table:table-cell office:value-type="float" office:value="35433205">
            <text:p>35433205</text:p>
          </table:table-cell>
          <table:table-cell office:value-type="float" office:value="17150668">
            <text:p>17150668</text:p>
          </table:table-cell>
          <table:table-cell office:value-type="float" office:value="8479581">
            <text:p>8479581</text:p>
          </table:table-cell>
        </table:table-row>
        <table:table-row table:style-name="ro1">
          <table:table-cell office:value-type="float" office:value="4814825">
            <text:p>4814825</text:p>
          </table:table-cell>
          <table:table-cell office:value-type="float" office:value="65721397">
            <text:p>65721397</text:p>
          </table:table-cell>
          <table:table-cell office:value-type="float" office:value="20290916">
            <text:p>20290916</text:p>
          </table:table-cell>
          <table:table-cell office:value-type="float" office:value="10798124">
            <text:p>10798124</text:p>
          </table:table-cell>
        </table:table-row>
        <table:table-row table:style-name="ro1">
          <table:table-cell office:value-type="float" office:value="6018532">
            <text:p>6018532</text:p>
          </table:table-cell>
          <table:table-cell office:value-type="float" office:value="61323198">
            <text:p>61323198</text:p>
          </table:table-cell>
          <table:table-cell office:value-type="float" office:value="26544359">
            <text:p>26544359</text:p>
          </table:table-cell>
          <table:table-cell office:value-type="float" office:value="13802191">
            <text:p>13802191</text:p>
          </table:table-cell>
        </table:table-row>
        <table:table-row table:style-name="ro1">
          <table:table-cell office:value-type="float" office:value="7523164">
            <text:p>7523164</text:p>
          </table:table-cell>
          <table:table-cell office:value-type="float" office:value="56265378">
            <text:p>56265378</text:p>
          </table:table-cell>
          <table:table-cell office:value-type="float" office:value="33817004">
            <text:p>33817004</text:p>
          </table:table-cell>
          <table:table-cell office:value-type="float" office:value="17357764">
            <text:p>17357764</text:p>
          </table:table-cell>
        </table:table-row>
      </table:table>
      <table:table table:name="ForEach compare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erial stream</text:p>
          </table:table-cell>
          <table:table-cell office:value-type="string">
            <text:p>parallel stream</text:p>
          </table:table-cell>
          <table:table-cell office:value-type="string">
            <text:p>active iterator 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62284">
            <text:p>962284</text:p>
          </table:table-cell>
          <table:table-cell office:value-type="float" office:value="456439">
            <text:p>456439</text:p>
          </table:table-cell>
          <table:table-cell office:value-type="float" office:value="322500">
            <text:p>32250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137853">
            <text:p>137853</text:p>
          </table:table-cell>
          <table:table-cell office:value-type="float" office:value="130077">
            <text:p>130077</text:p>
          </table:table-cell>
          <table:table-cell office:value-type="float" office:value="43285">
            <text:p>43285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4073">
            <text:p>4073</text:p>
          </table:table-cell>
          <table:table-cell office:value-type="float" office:value="30163">
            <text:p>30163</text:p>
          </table:table-cell>
          <table:table-cell office:value-type="float" office:value="37985">
            <text:p>37985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3499">
            <text:p>3499</text:p>
          </table:table-cell>
          <table:table-cell office:value-type="float" office:value="140108">
            <text:p>140108</text:p>
          </table:table-cell>
          <table:table-cell office:value-type="float" office:value="77156">
            <text:p>77156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5618">
            <text:p>5618</text:p>
          </table:table-cell>
          <table:table-cell office:value-type="float" office:value="104861">
            <text:p>104861</text:p>
          </table:table-cell>
          <table:table-cell office:value-type="float" office:value="163116">
            <text:p>163116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office:value-type="float" office:value="5853">
            <text:p>5853</text:p>
          </table:table-cell>
          <table:table-cell office:value-type="float" office:value="88358">
            <text:p>88358</text:p>
          </table:table-cell>
          <table:table-cell office:value-type="float" office:value="88454">
            <text:p>88454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5143">
            <text:p>5143</text:p>
          </table:table-cell>
          <table:table-cell office:value-type="float" office:value="82607">
            <text:p>82607</text:p>
          </table:table-cell>
          <table:table-cell office:value-type="float" office:value="119923">
            <text:p>119923</text:p>
          </table:table-cell>
        </table:table-row>
        <table:table-row table:style-name="ro1">
          <table:table-cell office:value-type="float" office:value="4769">
            <text:p>4769</text:p>
          </table:table-cell>
          <table:table-cell office:value-type="float" office:value="5515">
            <text:p>5515</text:p>
          </table:table-cell>
          <table:table-cell office:value-type="float" office:value="79231">
            <text:p>79231</text:p>
          </table:table-cell>
          <table:table-cell office:value-type="float" office:value="149522">
            <text:p>149522</text:p>
          </table:table-cell>
        </table:table-row>
        <table:table-row table:style-name="ro1">
          <table:table-cell office:value-type="float" office:value="5961">
            <text:p>5961</text:p>
          </table:table-cell>
          <table:table-cell office:value-type="float" office:value="7210">
            <text:p>7210</text:p>
          </table:table-cell>
          <table:table-cell office:value-type="float" office:value="80229">
            <text:p>80229</text:p>
          </table:table-cell>
          <table:table-cell office:value-type="float" office:value="188390">
            <text:p>188390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10330">
            <text:p>10330</text:p>
          </table:table-cell>
          <table:table-cell office:value-type="float" office:value="72561">
            <text:p>72561</text:p>
          </table:table-cell>
          <table:table-cell office:value-type="float" office:value="226521">
            <text:p>226521</text:p>
          </table:table-cell>
        </table:table-row>
        <table:table-row table:style-name="ro1">
          <table:table-cell office:value-type="float" office:value="9314">
            <text:p>9314</text:p>
          </table:table-cell>
          <table:table-cell office:value-type="float" office:value="10606">
            <text:p>10606</text:p>
          </table:table-cell>
          <table:table-cell office:value-type="float" office:value="21785">
            <text:p>21785</text:p>
          </table:table-cell>
          <table:table-cell office:value-type="float" office:value="171437">
            <text:p>171437</text:p>
          </table:table-cell>
        </table:table-row>
        <table:table-row table:style-name="ro1">
          <table:table-cell office:value-type="float" office:value="11642">
            <text:p>11642</text:p>
          </table:table-cell>
          <table:table-cell office:value-type="float" office:value="10217">
            <text:p>10217</text:p>
          </table:table-cell>
          <table:table-cell office:value-type="float" office:value="48425">
            <text:p>48425</text:p>
          </table:table-cell>
          <table:table-cell office:value-type="float" office:value="289145">
            <text:p>289145</text:p>
          </table:table-cell>
        </table:table-row>
        <table:table-row table:style-name="ro1">
          <table:table-cell office:value-type="float" office:value="14552">
            <text:p>14552</text:p>
          </table:table-cell>
          <table:table-cell office:value-type="float" office:value="18353">
            <text:p>18353</text:p>
          </table:table-cell>
          <table:table-cell office:value-type="float" office:value="19586">
            <text:p>19586</text:p>
          </table:table-cell>
          <table:table-cell office:value-type="float" office:value="32544">
            <text:p>32544</text:p>
          </table:table-cell>
        </table:table-row>
        <table:table-row table:style-name="ro1">
          <table:table-cell office:value-type="float" office:value="18190">
            <text:p>18190</text:p>
          </table:table-cell>
          <table:table-cell office:value-type="float" office:value="23670">
            <text:p>23670</text:p>
          </table:table-cell>
          <table:table-cell office:value-type="float" office:value="47298">
            <text:p>47298</text:p>
          </table:table-cell>
          <table:table-cell office:value-type="float" office:value="35070">
            <text:p>35070</text:p>
          </table:table-cell>
        </table:table-row>
        <table:table-row table:style-name="ro1">
          <table:table-cell office:value-type="float" office:value="22738">
            <text:p>22738</text:p>
          </table:table-cell>
          <table:table-cell office:value-type="float" office:value="29881">
            <text:p>29881</text:p>
          </table:table-cell>
          <table:table-cell office:value-type="float" office:value="24800">
            <text:p>24800</text:p>
          </table:table-cell>
          <table:table-cell office:value-type="float" office:value="44590">
            <text:p>44590</text:p>
          </table:table-cell>
        </table:table-row>
        <table:table-row table:style-name="ro1">
          <table:table-cell office:value-type="float" office:value="28422">
            <text:p>28422</text:p>
          </table:table-cell>
          <table:table-cell office:value-type="float" office:value="37034">
            <text:p>37034</text:p>
          </table:table-cell>
          <table:table-cell office:value-type="float" office:value="31795">
            <text:p>31795</text:p>
          </table:table-cell>
          <table:table-cell office:value-type="float" office:value="57295">
            <text:p>57295</text:p>
          </table:table-cell>
        </table:table-row>
        <table:table-row table:style-name="ro1">
          <table:table-cell office:value-type="float" office:value="35528">
            <text:p>35528</text:p>
            <draw:frame table:end-cell-address="'ForEach compare'.O54" table:end-x="0.7157in" table:end-y="0.1362in" draw:z-index="0" draw:style-name="gr1" draw:text-style-name="P1" svg:width="12.7063in" svg:height="5.9543in" svg:x="0.4555in" svg:y="0.0421in">
              <draw:object draw:notify-on-update-of-ranges="'ForEach compare'.A2:'ForEach compare'.A2 'ForEach compare'.A3:'ForEach compare'.A43 'ForEach compare'.B2:'ForEach compare'.B2 'ForEach compare'.B3:'ForEach compare'.B43 'ForEach compare'.C2:'ForEach compare'.C2 'ForEach compare'.C3:'ForEach compare'.C43 'ForEach compare'.D2:'ForEach compare'.D2 'ForEach compare'.D3:'ForEach compare'.D4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44501">
            <text:p>44501</text:p>
          </table:table-cell>
          <table:table-cell office:value-type="float" office:value="57527">
            <text:p>57527</text:p>
          </table:table-cell>
          <table:table-cell office:value-type="float" office:value="73307">
            <text:p>73307</text:p>
          </table:table-cell>
        </table:table-row>
        <table:table-row table:style-name="ro1">
          <table:table-cell office:value-type="float" office:value="44409">
            <text:p>44409</text:p>
          </table:table-cell>
          <table:table-cell office:value-type="float" office:value="54462">
            <text:p>54462</text:p>
          </table:table-cell>
          <table:table-cell office:value-type="float" office:value="68138">
            <text:p>68138</text:p>
          </table:table-cell>
          <table:table-cell office:value-type="float" office:value="88745">
            <text:p>88745</text:p>
          </table:table-cell>
        </table:table-row>
        <table:table-row table:style-name="ro1">
          <table:table-cell office:value-type="float" office:value="55512">
            <text:p>55512</text:p>
          </table:table-cell>
          <table:table-cell office:value-type="float" office:value="78167">
            <text:p>78167</text:p>
          </table:table-cell>
          <table:table-cell office:value-type="float" office:value="59180">
            <text:p>59180</text:p>
          </table:table-cell>
          <table:table-cell office:value-type="float" office:value="110965">
            <text:p>110965</text:p>
          </table:table-cell>
        </table:table-row>
        <table:table-row table:style-name="ro1">
          <table:table-cell office:value-type="float" office:value="69389">
            <text:p>69389</text:p>
          </table:table-cell>
          <table:table-cell office:value-type="float" office:value="91923">
            <text:p>91923</text:p>
          </table:table-cell>
          <table:table-cell office:value-type="float" office:value="60046">
            <text:p>60046</text:p>
          </table:table-cell>
          <table:table-cell office:value-type="float" office:value="142868">
            <text:p>142868</text:p>
          </table:table-cell>
        </table:table-row>
        <table:table-row table:style-name="ro1">
          <table:table-cell office:value-type="float" office:value="86737">
            <text:p>86737</text:p>
          </table:table-cell>
          <table:table-cell office:value-type="float" office:value="105076">
            <text:p>105076</text:p>
          </table:table-cell>
          <table:table-cell office:value-type="float" office:value="68478">
            <text:p>68478</text:p>
          </table:table-cell>
          <table:table-cell office:value-type="float" office:value="188565">
            <text:p>188565</text:p>
          </table:table-cell>
        </table:table-row>
        <table:table-row table:style-name="ro1">
          <table:table-cell office:value-type="float" office:value="108421">
            <text:p>108421</text:p>
          </table:table-cell>
          <table:table-cell office:value-type="float" office:value="148165">
            <text:p>148165</text:p>
          </table:table-cell>
          <table:table-cell office:value-type="float" office:value="129444">
            <text:p>129444</text:p>
          </table:table-cell>
          <table:table-cell office:value-type="float" office:value="176895">
            <text:p>176895</text:p>
          </table:table-cell>
        </table:table-row>
        <table:table-row table:style-name="ro1">
          <table:table-cell office:value-type="float" office:value="135526">
            <text:p>135526</text:p>
          </table:table-cell>
          <table:table-cell office:value-type="float" office:value="217619">
            <text:p>217619</text:p>
          </table:table-cell>
          <table:table-cell office:value-type="float" office:value="217289">
            <text:p>217289</text:p>
          </table:table-cell>
          <table:table-cell office:value-type="float" office:value="256025">
            <text:p>256025</text:p>
          </table:table-cell>
        </table:table-row>
        <table:table-row table:style-name="ro1">
          <table:table-cell office:value-type="float" office:value="169407">
            <text:p>169407</text:p>
          </table:table-cell>
          <table:table-cell office:value-type="float" office:value="238200">
            <text:p>238200</text:p>
          </table:table-cell>
          <table:table-cell office:value-type="float" office:value="192348">
            <text:p>192348</text:p>
          </table:table-cell>
          <table:table-cell office:value-type="float" office:value="260936">
            <text:p>260936</text:p>
          </table:table-cell>
        </table:table-row>
        <table:table-row table:style-name="ro1">
          <table:table-cell office:value-type="float" office:value="211759">
            <text:p>211759</text:p>
          </table:table-cell>
          <table:table-cell office:value-type="float" office:value="296864">
            <text:p>296864</text:p>
          </table:table-cell>
          <table:table-cell office:value-type="float" office:value="248075">
            <text:p>248075</text:p>
          </table:table-cell>
          <table:table-cell office:value-type="float" office:value="353245">
            <text:p>353245</text:p>
          </table:table-cell>
        </table:table-row>
        <table:table-row table:style-name="ro1">
          <table:table-cell office:value-type="float" office:value="264698">
            <text:p>264698</text:p>
          </table:table-cell>
          <table:table-cell office:value-type="float" office:value="370166">
            <text:p>370166</text:p>
          </table:table-cell>
          <table:table-cell office:value-type="float" office:value="362870">
            <text:p>362870</text:p>
          </table:table-cell>
          <table:table-cell office:value-type="float" office:value="436488">
            <text:p>436488</text:p>
          </table:table-cell>
        </table:table-row>
        <table:table-row table:style-name="ro1">
          <table:table-cell office:value-type="float" office:value="330873">
            <text:p>330873</text:p>
          </table:table-cell>
          <table:table-cell office:value-type="float" office:value="446317">
            <text:p>446317</text:p>
          </table:table-cell>
          <table:table-cell office:value-type="float" office:value="447726">
            <text:p>447726</text:p>
          </table:table-cell>
          <table:table-cell office:value-type="float" office:value="537064">
            <text:p>537064</text:p>
          </table:table-cell>
        </table:table-row>
        <table:table-row table:style-name="ro1">
          <table:table-cell office:value-type="float" office:value="413591">
            <text:p>413591</text:p>
          </table:table-cell>
          <table:table-cell office:value-type="float" office:value="569418">
            <text:p>569418</text:p>
          </table:table-cell>
          <table:table-cell office:value-type="float" office:value="537017">
            <text:p>537017</text:p>
          </table:table-cell>
          <table:table-cell office:value-type="float" office:value="658866">
            <text:p>658866</text:p>
          </table:table-cell>
        </table:table-row>
        <table:table-row table:style-name="ro1">
          <table:table-cell office:value-type="float" office:value="516988">
            <text:p>516988</text:p>
          </table:table-cell>
          <table:table-cell office:value-type="float" office:value="708804">
            <text:p>708804</text:p>
          </table:table-cell>
          <table:table-cell office:value-type="float" office:value="604892">
            <text:p>604892</text:p>
          </table:table-cell>
          <table:table-cell office:value-type="float" office:value="836084">
            <text:p>836084</text:p>
          </table:table-cell>
        </table:table-row>
        <table:table-row table:style-name="ro1">
          <table:table-cell office:value-type="float" office:value="646235">
            <text:p>646235</text:p>
          </table:table-cell>
          <table:table-cell office:value-type="float" office:value="954481">
            <text:p>954481</text:p>
          </table:table-cell>
          <table:table-cell office:value-type="float" office:value="861503">
            <text:p>861503</text:p>
          </table:table-cell>
          <table:table-cell office:value-type="float" office:value="1162408">
            <text:p>1162408</text:p>
          </table:table-cell>
        </table:table-row>
        <table:table-row table:style-name="ro1">
          <table:table-cell office:value-type="float" office:value="807794">
            <text:p>807794</text:p>
          </table:table-cell>
          <table:table-cell office:value-type="float" office:value="1431990">
            <text:p>1431990</text:p>
          </table:table-cell>
          <table:table-cell office:value-type="float" office:value="1141162">
            <text:p>1141162</text:p>
          </table:table-cell>
          <table:table-cell office:value-type="float" office:value="1631941">
            <text:p>1631941</text:p>
          </table:table-cell>
        </table:table-row>
        <table:table-row table:style-name="ro1">
          <table:table-cell office:value-type="float" office:value="1009742">
            <text:p>1009742</text:p>
          </table:table-cell>
          <table:table-cell office:value-type="float" office:value="1373493">
            <text:p>1373493</text:p>
          </table:table-cell>
          <table:table-cell office:value-type="float" office:value="1157562">
            <text:p>1157562</text:p>
          </table:table-cell>
          <table:table-cell office:value-type="float" office:value="1675641">
            <text:p>1675641</text:p>
          </table:table-cell>
        </table:table-row>
        <table:table-row table:style-name="ro1">
          <table:table-cell office:value-type="float" office:value="1262178">
            <text:p>1262178</text:p>
          </table:table-cell>
          <table:table-cell office:value-type="float" office:value="2244588">
            <text:p>2244588</text:p>
          </table:table-cell>
          <table:table-cell office:value-type="float" office:value="1803686">
            <text:p>1803686</text:p>
          </table:table-cell>
          <table:table-cell office:value-type="float" office:value="2534255">
            <text:p>2534255</text:p>
          </table:table-cell>
        </table:table-row>
        <table:table-row table:style-name="ro1">
          <table:table-cell office:value-type="float" office:value="1577722">
            <text:p>1577722</text:p>
          </table:table-cell>
          <table:table-cell office:value-type="float" office:value="2490645">
            <text:p>2490645</text:p>
          </table:table-cell>
          <table:table-cell office:value-type="float" office:value="1969288">
            <text:p>1969288</text:p>
          </table:table-cell>
          <table:table-cell office:value-type="float" office:value="2897899">
            <text:p>2897899</text:p>
          </table:table-cell>
        </table:table-row>
        <table:table-row table:style-name="ro1">
          <table:table-cell office:value-type="float" office:value="1972153">
            <text:p>1972153</text:p>
          </table:table-cell>
          <table:table-cell office:value-type="float" office:value="2663593">
            <text:p>2663593</text:p>
          </table:table-cell>
          <table:table-cell office:value-type="float" office:value="2191402">
            <text:p>2191402</text:p>
          </table:table-cell>
          <table:table-cell office:value-type="float" office:value="3021805">
            <text:p>3021805</text:p>
          </table:table-cell>
        </table:table-row>
        <table:table-row table:style-name="ro1">
          <table:table-cell office:value-type="float" office:value="2465191">
            <text:p>2465191</text:p>
          </table:table-cell>
          <table:table-cell office:value-type="float" office:value="3542429">
            <text:p>3542429</text:p>
          </table:table-cell>
          <table:table-cell office:value-type="float" office:value="2909064">
            <text:p>2909064</text:p>
          </table:table-cell>
          <table:table-cell office:value-type="float" office:value="4220451">
            <text:p>4220451</text:p>
          </table:table-cell>
        </table:table-row>
        <table:table-row table:style-name="ro1">
          <table:table-cell office:value-type="float" office:value="3081488">
            <text:p>3081488</text:p>
          </table:table-cell>
          <table:table-cell office:value-type="float" office:value="5074568">
            <text:p>5074568</text:p>
          </table:table-cell>
          <table:table-cell office:value-type="float" office:value="4036475">
            <text:p>4036475</text:p>
          </table:table-cell>
          <table:table-cell office:value-type="float" office:value="5848883">
            <text:p>5848883</text:p>
          </table:table-cell>
        </table:table-row>
        <table:table-row table:style-name="ro1">
          <table:table-cell office:value-type="float" office:value="3851860">
            <text:p>3851860</text:p>
          </table:table-cell>
          <table:table-cell office:value-type="float" office:value="5700189">
            <text:p>5700189</text:p>
          </table:table-cell>
          <table:table-cell office:value-type="float" office:value="4677802">
            <text:p>4677802</text:p>
          </table:table-cell>
          <table:table-cell office:value-type="float" office:value="6771779">
            <text:p>6771779</text:p>
          </table:table-cell>
        </table:table-row>
        <table:table-row table:style-name="ro1">
          <table:table-cell office:value-type="float" office:value="4814825">
            <text:p>4814825</text:p>
          </table:table-cell>
          <table:table-cell office:value-type="float" office:value="8356917">
            <text:p>8356917</text:p>
          </table:table-cell>
          <table:table-cell office:value-type="float" office:value="6295060">
            <text:p>6295060</text:p>
          </table:table-cell>
          <table:table-cell office:value-type="float" office:value="9547610">
            <text:p>9547610</text:p>
          </table:table-cell>
        </table:table-row>
        <table:table-row table:style-name="ro1">
          <table:table-cell office:value-type="float" office:value="6018532">
            <text:p>6018532</text:p>
          </table:table-cell>
          <table:table-cell office:value-type="float" office:value="9003976">
            <text:p>9003976</text:p>
          </table:table-cell>
          <table:table-cell office:value-type="float" office:value="7003186">
            <text:p>7003186</text:p>
          </table:table-cell>
          <table:table-cell office:value-type="float" office:value="10218191">
            <text:p>10218191</text:p>
          </table:table-cell>
        </table:table-row>
        <table:table-row table:style-name="ro1">
          <table:table-cell office:value-type="float" office:value="7523164">
            <text:p>7523164</text:p>
          </table:table-cell>
          <table:table-cell office:value-type="float" office:value="10882734">
            <text:p>10882734</text:p>
          </table:table-cell>
          <table:table-cell office:value-type="float" office:value="8218330">
            <text:p>8218330</text:p>
          </table:table-cell>
          <table:table-cell office:value-type="float" office:value="13196911">
            <text:p>13196911</text:p>
          </table:table-cell>
        </table:table-row>
      </table:table>
      <table:table table:name="Create stream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erial stream</text:p>
          </table:table-cell>
          <table:table-cell office:value-type="string">
            <text:p>parallel stre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23">
            <text:p>4223</text:p>
          </table:table-cell>
          <table:table-cell office:value-type="float" office:value="1084">
            <text:p>1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6">
            <text:p>1376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8">
            <text:p>298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0">
            <text:p>33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9">
            <text:p>499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">
            <text:p>26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">
            <text:p>244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">
            <text:p>26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">
            <text:p>24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3">
            <text:p>29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4">
            <text:p>29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4">
            <text:p>24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9">
            <text:p>209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5">
            <text:p>205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5">
            <text:p>205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5">
            <text:p>205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15">
            <text:p>41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4">
            <text:p>21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15">
            <text:p>21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5">
            <text:p>21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16">
            <text:p>216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14">
            <text:p>21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18">
            <text:p>218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15">
            <text:p>21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15">
            <text:p>21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215">
            <text:p>21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435">
            <text:p>43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206">
            <text:p>206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206">
            <text:p>20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206">
            <text:p>20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float" office:value="208">
            <text:p>208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207">
            <text:p>207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466">
            <text:p>2466</text:p>
          </table:table-cell>
          <table:table-cell office:value-type="float" office:value="132">
            <text:p>1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852">
            <text:p>3852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815">
            <text:p>4815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019">
            <text:p>6019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524">
            <text:p>7524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404">
            <text:p>9404</text:p>
          </table:table-cell>
          <table:table-cell office:value-type="float" office:value="134">
            <text:p>13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1755">
            <text:p>11755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4694">
            <text:p>14694</text:p>
          </table:table-cell>
          <table:table-cell office:value-type="float" office:value="128">
            <text:p>12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368">
            <text:p>18368</text:p>
          </table:table-cell>
          <table:table-cell office:value-type="float" office:value="132">
            <text:p>13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2959">
            <text:p>22959</text:p>
          </table:table-cell>
          <table:table-cell office:value-type="float" office:value="341">
            <text:p>34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8699">
            <text:p>28699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5874">
            <text:p>35874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4842">
            <text:p>44842</text:p>
          </table:table-cell>
          <table:table-cell office:value-type="float" office:value="102">
            <text:p>10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6052">
            <text:p>56052</text:p>
          </table:table-cell>
          <table:table-cell office:value-type="float" office:value="86">
            <text:p>8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70065">
            <text:p>70065</text:p>
          </table:table-cell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7582">
            <text:p>87582</text:p>
          </table:table-cell>
          <table:table-cell office:value-type="float" office:value="102">
            <text:p>10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9477">
            <text:p>109477</text:p>
          </table:table-cell>
          <table:table-cell office:value-type="float" office:value="113">
            <text:p>11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36846">
            <text:p>136846</text:p>
          </table:table-cell>
          <table:table-cell office:value-type="float" office:value="108">
            <text:p>10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71057">
            <text:p>171057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13822">
            <text:p>213822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67277">
            <text:p>267277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34096">
            <text:p>334096</text:p>
          </table:table-cell>
          <table:table-cell office:value-type="float" office:value="91">
            <text:p>9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17620">
            <text:p>417620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22025">
            <text:p>522025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52531">
            <text:p>652531</text:p>
          </table:table-cell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15664">
            <text:p>815664</text:p>
          </table:table-cell>
          <table:table-cell office:value-type="float" office:value="81">
            <text:p>8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019579">
            <text:p>1019579</text:p>
          </table:table-cell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274474">
            <text:p>1274474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593092">
            <text:p>1593092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991365">
            <text:p>1991365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489207">
            <text:p>2489207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111508">
            <text:p>3111508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889385">
            <text:p>3889385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861731">
            <text:p>4861731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077164">
            <text:p>6077164</text:p>
          </table:table-cell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596455">
            <text:p>7596455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</table:table-row>
      </table:table>
      <table:table table:name="sort vs quick sort (list)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<text:s/>serial stream</text:p>
          </table:table-cell>
          <table:table-cell office:value-type="string">
            <text:p><text:s/>parallel stream</text:p>
          </table:table-cell>
          <table:table-cell office:value-type="string">
            <text:p>quick so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789618">
            <text:p>7789618</text:p>
          </table:table-cell>
          <table:table-cell office:value-type="float" office:value="2413278">
            <text:p>2413278</text:p>
          </table:table-cell>
          <table:table-cell office:value-type="float" office:value="1132795">
            <text:p>1132795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1153547">
            <text:p>1153547</text:p>
          </table:table-cell>
          <table:table-cell office:value-type="float" office:value="1164057">
            <text:p>1164057</text:p>
          </table:table-cell>
          <table:table-cell office:value-type="float" office:value="342398">
            <text:p>342398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771080">
            <text:p>771080</text:p>
          </table:table-cell>
          <table:table-cell office:value-type="float" office:value="1176511">
            <text:p>1176511</text:p>
          </table:table-cell>
          <table:table-cell office:value-type="float" office:value="1800201">
            <text:p>1800201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992247">
            <text:p>992247</text:p>
          </table:table-cell>
          <table:table-cell office:value-type="float" office:value="1485255">
            <text:p>1485255</text:p>
          </table:table-cell>
          <table:table-cell office:value-type="float" office:value="1076537">
            <text:p>1076537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office:value-type="float" office:value="1245075">
            <text:p>1245075</text:p>
          </table:table-cell>
          <table:table-cell office:value-type="float" office:value="1647065">
            <text:p>1647065</text:p>
          </table:table-cell>
          <table:table-cell office:value-type="float" office:value="710580">
            <text:p>710580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office:value-type="float" office:value="1653858">
            <text:p>1653858</text:p>
          </table:table-cell>
          <table:table-cell office:value-type="float" office:value="1844904">
            <text:p>1844904</text:p>
          </table:table-cell>
          <table:table-cell office:value-type="float" office:value="922130">
            <text:p>922130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1876629">
            <text:p>1876629</text:p>
          </table:table-cell>
          <table:table-cell office:value-type="float" office:value="1814145">
            <text:p>1814145</text:p>
          </table:table-cell>
          <table:table-cell office:value-type="float" office:value="1148371">
            <text:p>1148371</text:p>
          </table:table-cell>
        </table:table-row>
        <table:table-row table:style-name="ro1">
          <table:table-cell office:value-type="float" office:value="4768">
            <text:p>4768</text:p>
          </table:table-cell>
          <table:table-cell office:value-type="float" office:value="1854333">
            <text:p>1854333</text:p>
          </table:table-cell>
          <table:table-cell office:value-type="float" office:value="1914892">
            <text:p>1914892</text:p>
          </table:table-cell>
          <table:table-cell office:value-type="float" office:value="1558163">
            <text:p>1558163</text:p>
          </table:table-cell>
        </table:table-row>
        <table:table-row table:style-name="ro1">
          <table:table-cell office:value-type="float" office:value="5960">
            <text:p>5960</text:p>
          </table:table-cell>
          <table:table-cell office:value-type="float" office:value="2231480">
            <text:p>2231480</text:p>
          </table:table-cell>
          <table:table-cell office:value-type="float" office:value="2305884">
            <text:p>2305884</text:p>
          </table:table-cell>
          <table:table-cell office:value-type="float" office:value="1477041">
            <text:p>1477041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1682777">
            <text:p>1682777</text:p>
          </table:table-cell>
          <table:table-cell office:value-type="float" office:value="1855600">
            <text:p>1855600</text:p>
          </table:table-cell>
          <table:table-cell office:value-type="float" office:value="1956643">
            <text:p>1956643</text:p>
          </table:table-cell>
        </table:table-row>
        <table:table-row table:style-name="ro1">
          <table:table-cell office:value-type="float" office:value="9313">
            <text:p>9313</text:p>
          </table:table-cell>
          <table:table-cell office:value-type="float" office:value="1797905">
            <text:p>1797905</text:p>
          </table:table-cell>
          <table:table-cell office:value-type="float" office:value="2480748">
            <text:p>2480748</text:p>
          </table:table-cell>
          <table:table-cell office:value-type="float" office:value="589813">
            <text:p>589813</text:p>
          </table:table-cell>
        </table:table-row>
        <table:table-row table:style-name="ro1">
          <table:table-cell office:value-type="float" office:value="11642">
            <text:p>11642</text:p>
          </table:table-cell>
          <table:table-cell office:value-type="float" office:value="2013935">
            <text:p>2013935</text:p>
          </table:table-cell>
          <table:table-cell office:value-type="float" office:value="2002432">
            <text:p>2002432</text:p>
          </table:table-cell>
          <table:table-cell office:value-type="float" office:value="675889">
            <text:p>675889</text:p>
          </table:table-cell>
        </table:table-row>
        <table:table-row table:style-name="ro1">
          <table:table-cell office:value-type="float" office:value="14552">
            <text:p>14552</text:p>
          </table:table-cell>
          <table:table-cell office:value-type="float" office:value="2962818">
            <text:p>2962818</text:p>
          </table:table-cell>
          <table:table-cell office:value-type="float" office:value="1926066">
            <text:p>1926066</text:p>
          </table:table-cell>
          <table:table-cell office:value-type="float" office:value="826009">
            <text:p>826009</text:p>
          </table:table-cell>
        </table:table-row>
        <table:table-row table:style-name="ro1">
          <table:table-cell office:value-type="float" office:value="18190">
            <text:p>18190</text:p>
          </table:table-cell>
          <table:table-cell office:value-type="float" office:value="3244825">
            <text:p>3244825</text:p>
          </table:table-cell>
          <table:table-cell office:value-type="float" office:value="1967364">
            <text:p>1967364</text:p>
          </table:table-cell>
          <table:table-cell office:value-type="float" office:value="1099754">
            <text:p>1099754</text:p>
          </table:table-cell>
        </table:table-row>
        <table:table-row table:style-name="ro1">
          <table:table-cell office:value-type="float" office:value="22737">
            <text:p>22737</text:p>
          </table:table-cell>
          <table:table-cell office:value-type="float" office:value="3804331">
            <text:p>3804331</text:p>
          </table:table-cell>
          <table:table-cell office:value-type="float" office:value="2042646">
            <text:p>2042646</text:p>
          </table:table-cell>
          <table:table-cell office:value-type="float" office:value="1377610">
            <text:p>1377610</text:p>
          </table:table-cell>
        </table:table-row>
        <table:table-row table:style-name="ro1">
          <table:table-cell office:value-type="float" office:value="28422">
            <text:p>28422</text:p>
          </table:table-cell>
          <table:table-cell office:value-type="float" office:value="4963440">
            <text:p>4963440</text:p>
          </table:table-cell>
          <table:table-cell office:value-type="float" office:value="2350600">
            <text:p>2350600</text:p>
          </table:table-cell>
          <table:table-cell office:value-type="float" office:value="2404780">
            <text:p>2404780</text:p>
          </table:table-cell>
        </table:table-row>
        <table:table-row table:style-name="ro1">
          <table:table-cell office:value-type="float" office:value="35527">
            <text:p>35527</text:p>
            <draw:frame table:end-cell-address="'sort vs quick sort (list)'.O55" table:end-x="0.5965in" table:end-y="0.0106in" draw:z-index="0" draw:style-name="gr1" draw:text-style-name="P1" svg:width="12.5654in" svg:height="5.9961in" svg:x="0.4772in" svg:y="0.0421in">
              <draw:object draw:notify-on-update-of-ranges="'sort vs quick sort (list)'.A2:'sort vs quick sort (list)'.A2 'sort vs quick sort (list)'.A3:'sort vs quick sort (list)'.A43 'sort vs quick sort (list)'.B2:'sort vs quick sort (list)'.B2 'sort vs quick sort (list)'.B3:'sort vs quick sort (list)'.B43 'sort vs quick sort (list)'.C2:'sort vs quick sort (list)'.C2 'sort vs quick sort (list)'.C3:'sort vs quick sort (list)'.C43 'sort vs quick sort (list)'.D2:'sort vs quick sort (list)'.D2 'sort vs quick sort (list)'.D3:'sort vs quick sort (list)'.D4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office:value-type="float" office:value="6517390">
            <text:p>6517390</text:p>
          </table:table-cell>
          <table:table-cell office:value-type="float" office:value="5853611">
            <text:p>5853611</text:p>
          </table:table-cell>
          <table:table-cell office:value-type="float" office:value="4722123">
            <text:p>4722123</text:p>
          </table:table-cell>
        </table:table-row>
        <table:table-row table:style-name="ro1">
          <table:table-cell office:value-type="float" office:value="44409">
            <text:p>44409</text:p>
          </table:table-cell>
          <table:table-cell office:value-type="float" office:value="8899704">
            <text:p>8899704</text:p>
          </table:table-cell>
          <table:table-cell office:value-type="float" office:value="4461820">
            <text:p>4461820</text:p>
          </table:table-cell>
          <table:table-cell office:value-type="float" office:value="3261829">
            <text:p>3261829</text:p>
          </table:table-cell>
        </table:table-row>
        <table:table-row table:style-name="ro1">
          <table:table-cell office:value-type="float" office:value="55511">
            <text:p>55511</text:p>
          </table:table-cell>
          <table:table-cell office:value-type="float" office:value="10605148">
            <text:p>10605148</text:p>
          </table:table-cell>
          <table:table-cell office:value-type="float" office:value="5436771">
            <text:p>5436771</text:p>
          </table:table-cell>
          <table:table-cell office:value-type="float" office:value="3862782">
            <text:p>3862782</text:p>
          </table:table-cell>
        </table:table-row>
        <table:table-row table:style-name="ro1">
          <table:table-cell office:value-type="float" office:value="69389">
            <text:p>69389</text:p>
          </table:table-cell>
          <table:table-cell office:value-type="float" office:value="13546566">
            <text:p>13546566</text:p>
          </table:table-cell>
          <table:table-cell office:value-type="float" office:value="6597268">
            <text:p>6597268</text:p>
          </table:table-cell>
          <table:table-cell office:value-type="float" office:value="4910610">
            <text:p>4910610</text:p>
          </table:table-cell>
        </table:table-row>
        <table:table-row table:style-name="ro1">
          <table:table-cell office:value-type="float" office:value="86736">
            <text:p>86736</text:p>
          </table:table-cell>
          <table:table-cell office:value-type="float" office:value="16870454">
            <text:p>16870454</text:p>
          </table:table-cell>
          <table:table-cell office:value-type="float" office:value="8033988">
            <text:p>8033988</text:p>
          </table:table-cell>
          <table:table-cell office:value-type="float" office:value="7184486">
            <text:p>7184486</text:p>
          </table:table-cell>
        </table:table-row>
        <table:table-row table:style-name="ro1">
          <table:table-cell office:value-type="float" office:value="108420">
            <text:p>108420</text:p>
          </table:table-cell>
          <table:table-cell office:value-type="float" office:value="21245820">
            <text:p>21245820</text:p>
          </table:table-cell>
          <table:table-cell office:value-type="float" office:value="10375366">
            <text:p>10375366</text:p>
          </table:table-cell>
          <table:table-cell office:value-type="float" office:value="9067539">
            <text:p>9067539</text:p>
          </table:table-cell>
        </table:table-row>
        <table:table-row table:style-name="ro1">
          <table:table-cell office:value-type="float" office:value="135525">
            <text:p>135525</text:p>
          </table:table-cell>
          <table:table-cell office:value-type="float" office:value="27428508">
            <text:p>27428508</text:p>
          </table:table-cell>
          <table:table-cell office:value-type="float" office:value="13341227">
            <text:p>13341227</text:p>
          </table:table-cell>
          <table:table-cell office:value-type="float" office:value="10845794">
            <text:p>10845794</text:p>
          </table:table-cell>
        </table:table-row>
        <table:table-row table:style-name="ro1">
          <table:table-cell office:value-type="float" office:value="169407">
            <text:p>169407</text:p>
          </table:table-cell>
          <table:table-cell office:value-type="float" office:value="37026610">
            <text:p>37026610</text:p>
          </table:table-cell>
          <table:table-cell office:value-type="float" office:value="18022624">
            <text:p>18022624</text:p>
          </table:table-cell>
          <table:table-cell office:value-type="float" office:value="15352836">
            <text:p>15352836</text:p>
          </table:table-cell>
        </table:table-row>
        <table:table-row table:style-name="ro1">
          <table:table-cell office:value-type="float" office:value="211758">
            <text:p>211758</text:p>
          </table:table-cell>
          <table:table-cell office:value-type="float" office:value="46815943">
            <text:p>46815943</text:p>
          </table:table-cell>
          <table:table-cell office:value-type="float" office:value="26952710">
            <text:p>26952710</text:p>
          </table:table-cell>
          <table:table-cell office:value-type="float" office:value="22002358">
            <text:p>22002358</text:p>
          </table:table-cell>
        </table:table-row>
        <table:table-row table:style-name="ro1">
          <table:table-cell office:value-type="float" office:value="264698">
            <text:p>264698</text:p>
          </table:table-cell>
          <table:table-cell office:value-type="float" office:value="65265706">
            <text:p>65265706</text:p>
          </table:table-cell>
          <table:table-cell office:value-type="float" office:value="30616185">
            <text:p>30616185</text:p>
          </table:table-cell>
          <table:table-cell office:value-type="float" office:value="23964130">
            <text:p>23964130</text:p>
          </table:table-cell>
        </table:table-row>
        <table:table-row table:style-name="ro1">
          <table:table-cell office:value-type="float" office:value="330872">
            <text:p>330872</text:p>
          </table:table-cell>
          <table:table-cell office:value-type="float" office:value="77249567">
            <text:p>77249567</text:p>
          </table:table-cell>
          <table:table-cell office:value-type="float" office:value="39753617">
            <text:p>39753617</text:p>
          </table:table-cell>
          <table:table-cell office:value-type="float" office:value="30094150">
            <text:p>30094150</text:p>
          </table:table-cell>
        </table:table-row>
        <table:table-row table:style-name="ro1">
          <table:table-cell office:value-type="float" office:value="413590">
            <text:p>413590</text:p>
          </table:table-cell>
          <table:table-cell office:value-type="float" office:value="91064616">
            <text:p>91064616</text:p>
          </table:table-cell>
          <table:table-cell office:value-type="float" office:value="48702097">
            <text:p>48702097</text:p>
          </table:table-cell>
          <table:table-cell office:value-type="float" office:value="40357197">
            <text:p>40357197</text:p>
          </table:table-cell>
        </table:table-row>
        <table:table-row table:style-name="ro1">
          <table:table-cell office:value-type="float" office:value="516988">
            <text:p>516988</text:p>
          </table:table-cell>
          <table:table-cell office:value-type="float" office:value="124277920">
            <text:p>124277920</text:p>
          </table:table-cell>
          <table:table-cell office:value-type="float" office:value="68471560">
            <text:p>68471560</text:p>
          </table:table-cell>
          <table:table-cell office:value-type="float" office:value="52590018">
            <text:p>52590018</text:p>
          </table:table-cell>
        </table:table-row>
        <table:table-row table:style-name="ro1">
          <table:table-cell office:value-type="float" office:value="646235">
            <text:p>646235</text:p>
          </table:table-cell>
          <table:table-cell office:value-type="float" office:value="149041614">
            <text:p>149041614</text:p>
          </table:table-cell>
          <table:table-cell office:value-type="float" office:value="96189226">
            <text:p>96189226</text:p>
          </table:table-cell>
          <table:table-cell office:value-type="float" office:value="73333696">
            <text:p>73333696</text:p>
          </table:table-cell>
        </table:table-row>
        <table:table-row table:style-name="ro1">
          <table:table-cell office:value-type="float" office:value="807794">
            <text:p>807794</text:p>
          </table:table-cell>
          <table:table-cell office:value-type="float" office:value="193369567">
            <text:p>193369567</text:p>
          </table:table-cell>
          <table:table-cell office:value-type="float" office:value="107947083">
            <text:p>107947083</text:p>
          </table:table-cell>
          <table:table-cell office:value-type="float" office:value="88075982">
            <text:p>88075982</text:p>
          </table:table-cell>
        </table:table-row>
        <table:table-row table:style-name="ro1">
          <table:table-cell office:value-type="float" office:value="1009742">
            <text:p>1009742</text:p>
          </table:table-cell>
          <table:table-cell office:value-type="float" office:value="238181285">
            <text:p>238181285</text:p>
          </table:table-cell>
          <table:table-cell office:value-type="float" office:value="139560182">
            <text:p>139560182</text:p>
          </table:table-cell>
          <table:table-cell office:value-type="float" office:value="112170264">
            <text:p>112170264</text:p>
          </table:table-cell>
        </table:table-row>
        <table:table-row table:style-name="ro1">
          <table:table-cell office:value-type="float" office:value="1262177">
            <text:p>1262177</text:p>
          </table:table-cell>
          <table:table-cell office:value-type="float" office:value="303100697">
            <text:p>303100697</text:p>
          </table:table-cell>
          <table:table-cell office:value-type="float" office:value="173224556">
            <text:p>173224556</text:p>
          </table:table-cell>
          <table:table-cell office:value-type="float" office:value="141701248">
            <text:p>141701248</text:p>
          </table:table-cell>
        </table:table-row>
        <table:table-row table:style-name="ro1">
          <table:table-cell office:value-type="float" office:value="1577722">
            <text:p>1577722</text:p>
          </table:table-cell>
          <table:table-cell office:value-type="float" office:value="366874576">
            <text:p>366874576</text:p>
          </table:table-cell>
          <table:table-cell office:value-type="float" office:value="246978592">
            <text:p>246978592</text:p>
          </table:table-cell>
          <table:table-cell office:value-type="float" office:value="240291027">
            <text:p>240291027</text:p>
          </table:table-cell>
        </table:table-row>
        <table:table-row table:style-name="ro1">
          <table:table-cell office:value-type="float" office:value="1972152">
            <text:p>1972152</text:p>
          </table:table-cell>
          <table:table-cell office:value-type="float" office:value="462151578">
            <text:p>462151578</text:p>
          </table:table-cell>
          <table:table-cell office:value-type="float" office:value="330369837">
            <text:p>330369837</text:p>
          </table:table-cell>
          <table:table-cell office:value-type="float" office:value="322181198">
            <text:p>322181198</text:p>
          </table:table-cell>
        </table:table-row>
        <table:table-row table:style-name="ro1">
          <table:table-cell office:value-type="float" office:value="2465190">
            <text:p>2465190</text:p>
          </table:table-cell>
          <table:table-cell office:value-type="float" office:value="589386170">
            <text:p>589386170</text:p>
          </table:table-cell>
          <table:table-cell office:value-type="float" office:value="399488087">
            <text:p>399488087</text:p>
          </table:table-cell>
          <table:table-cell office:value-type="float" office:value="324680424">
            <text:p>324680424</text:p>
          </table:table-cell>
        </table:table-row>
        <table:table-row table:style-name="ro1">
          <table:table-cell office:value-type="float" office:value="3081488">
            <text:p>3081488</text:p>
          </table:table-cell>
          <table:table-cell office:value-type="float" office:value="820567434">
            <text:p>820567434</text:p>
          </table:table-cell>
          <table:table-cell office:value-type="float" office:value="598777713">
            <text:p>598777713</text:p>
          </table:table-cell>
          <table:table-cell office:value-type="float" office:value="465176259">
            <text:p>465176259</text:p>
          </table:table-cell>
        </table:table-row>
        <table:table-row table:style-name="ro1">
          <table:table-cell office:value-type="float" office:value="3851860">
            <text:p>3851860</text:p>
          </table:table-cell>
          <table:table-cell office:value-type="float" office:value="1322210604">
            <text:p>1322210604</text:p>
          </table:table-cell>
          <table:table-cell office:value-type="float" office:value="633747539">
            <text:p>633747539</text:p>
          </table:table-cell>
          <table:table-cell office:value-type="float" office:value="663773432">
            <text:p>663773432</text:p>
          </table:table-cell>
        </table:table-row>
        <table:table-row table:style-name="ro1">
          <table:table-cell office:value-type="float" office:value="4814825">
            <text:p>4814825</text:p>
          </table:table-cell>
          <table:table-cell office:value-type="float" office:value="1639776653">
            <text:p>1639776653</text:p>
          </table:table-cell>
          <table:table-cell office:value-type="float" office:value="984048627">
            <text:p>984048627</text:p>
          </table:table-cell>
          <table:table-cell office:value-type="float" office:value="1126525306">
            <text:p>1126525306</text:p>
          </table:table-cell>
        </table:table-row>
        <table:table-row table:style-name="ro1">
          <table:table-cell office:value-type="float" office:value="6018531">
            <text:p>6018531</text:p>
          </table:table-cell>
          <table:table-cell office:value-type="float" office:value="2118967272">
            <text:p>2118967272</text:p>
          </table:table-cell>
          <table:table-cell office:value-type="float" office:value="1192223875">
            <text:p>1192223875</text:p>
          </table:table-cell>
          <table:table-cell office:value-type="float" office:value="2088658302">
            <text:p>2088658302</text:p>
          </table:table-cell>
        </table:table-row>
        <table:table-row table:style-name="ro1">
          <table:table-cell office:value-type="float" office:value="7523164">
            <text:p>7523164</text:p>
          </table:table-cell>
          <table:table-cell office:value-type="float" office:value="2904249825">
            <text:p>2904249825</text:p>
          </table:table-cell>
          <table:table-cell office:value-type="float" office:value="1662885233">
            <text:p>1662885233</text:p>
          </table:table-cell>
          <table:table-cell office:value-type="float" office:value="3944464296">
            <text:p>3944464296</text:p>
          </table:table-cell>
        </table:table-row>
      </table:table>
      <table:table table:name="sort vs quick sort (array)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erial stream</text:p>
          </table:table-cell>
          <table:table-cell office:value-type="string">
            <text:p>parallel stream</text:p>
          </table:table-cell>
          <table:table-cell office:value-type="string">
            <text:p>quick so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8">
            <text:p>476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60">
            <text:p>59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13">
            <text:p>9313</text:p>
            <draw:frame table:end-cell-address="'sort vs quick sort (array)'.O49" table:end-x="0.5748in" table:end-y="0.0213in" draw:z-index="0" draw:style-name="gr1" draw:text-style-name="P1" svg:width="12.674in" svg:height="6.0067in" svg:x="0.3469in" svg:y="0.0417in">
              <draw:object draw:notify-on-update-of-ranges="'sort vs quick sort (array)'.A2:'sort vs quick sort (array)'.A2 'sort vs quick sort (array)'.A3:'sort vs quick sort (array)'.A43 'sort vs quick sort (array)'.B2:'sort vs quick sort (array)'.B2 'sort vs quick sort (array)'.B3:'sort vs quick sort (array)'.B43 'sort vs quick sort (array)'.C2:'sort vs quick sort (array)'.C2 'sort vs quick sort (array)'.C3:'sort vs quick sort (array)'.C43 'sort vs quick sort (array)'.D2:'sort vs quick sort (array)'.D2 'sort vs quick sort (array)'.D3:'sort vs quick sort (array)'.D4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42">
            <text:p>1164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52">
            <text:p>145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90">
            <text:p>181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37">
            <text:p>2273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22">
            <text:p>284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527">
            <text:p>3552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409">
            <text:p>4440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511">
            <text:p>555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389">
            <text:p>6938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6736">
            <text:p>8673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8420">
            <text:p>10842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5525">
            <text:p>13552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9407">
            <text:p>169407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1758">
            <text:p>211758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4698">
            <text:p>264698</text:p>
          </table:table-cell>
          <table:table-cell office:value-type="float" office:value="64">
            <text:p>6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0872">
            <text:p>330872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13590">
            <text:p>413590</text:p>
          </table:table-cell>
          <table:table-cell office:value-type="float" office:value="95">
            <text:p>95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16988">
            <text:p>516988</text:p>
          </table:table-cell>
          <table:table-cell office:value-type="float" office:value="122">
            <text:p>122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6235">
            <text:p>646235</text:p>
          </table:table-cell>
          <table:table-cell office:value-type="float" office:value="153">
            <text:p>153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807794">
            <text:p>807794</text:p>
          </table:table-cell>
          <table:table-cell office:value-type="float" office:value="192">
            <text:p>192</text:p>
          </table:table-cell>
          <table:table-cell office:value-type="float" office:value="109">
            <text:p>10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09742">
            <text:p>1009742</text:p>
          </table:table-cell>
          <table:table-cell office:value-type="float" office:value="258">
            <text:p>258</text:p>
          </table:table-cell>
          <table:table-cell office:value-type="float" office:value="140">
            <text:p>14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262177">
            <text:p>1262177</text:p>
          </table:table-cell>
          <table:table-cell office:value-type="float" office:value="307">
            <text:p>307</text:p>
          </table:table-cell>
          <table:table-cell office:value-type="float" office:value="185">
            <text:p>18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77722">
            <text:p>1577722</text:p>
          </table:table-cell>
          <table:table-cell office:value-type="float" office:value="381">
            <text:p>381</text:p>
          </table:table-cell>
          <table:table-cell office:value-type="float" office:value="234">
            <text:p>23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972152">
            <text:p>1972152</text:p>
          </table:table-cell>
          <table:table-cell office:value-type="float" office:value="478">
            <text:p>478</text:p>
          </table:table-cell>
          <table:table-cell office:value-type="float" office:value="299">
            <text:p>29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65190">
            <text:p>2465190</text:p>
          </table:table-cell>
          <table:table-cell office:value-type="float" office:value="669">
            <text:p>669</text:p>
          </table:table-cell>
          <table:table-cell office:value-type="float" office:value="406">
            <text:p>40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3081488">
            <text:p>3081488</text:p>
          </table:table-cell>
          <table:table-cell office:value-type="float" office:value="807">
            <text:p>807</text:p>
          </table:table-cell>
          <table:table-cell office:value-type="float" office:value="674">
            <text:p>67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3851860">
            <text:p>3851860</text:p>
          </table:table-cell>
          <table:table-cell office:value-type="float" office:value="1225">
            <text:p>1225</text:p>
          </table:table-cell>
          <table:table-cell office:value-type="float" office:value="804">
            <text:p>804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4814825">
            <text:p>4814825</text:p>
          </table:table-cell>
          <table:table-cell office:value-type="float" office:value="1469">
            <text:p>1469</text:p>
          </table:table-cell>
          <table:table-cell office:value-type="float" office:value="947">
            <text:p>94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6018531">
            <text:p>6018531</text:p>
          </table:table-cell>
          <table:table-cell office:value-type="float" office:value="2099">
            <text:p>2099</text:p>
          </table:table-cell>
          <table:table-cell office:value-type="float" office:value="1355">
            <text:p>1355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7523164">
            <text:p>7523164</text:p>
          </table:table-cell>
          <table:table-cell office:value-type="float" office:value="2599">
            <text:p>2599</text:p>
          </table:table-cell>
          <table:table-cell office:value-type="float" office:value="1975">
            <text:p>1975</text:p>
          </table:table-cell>
          <table:table-cell office:value-type="float" office:value="394">
            <text:p>394</text:p>
          </table:table-cell>
        </table:table-row>
      </table:table>
      <table:table table:name="filter compare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<text:s/>serial stream</text:p>
          </table:table-cell>
          <table:table-cell office:value-type="string">
            <text:p><text:s/>parallel stream</text:p>
          </table:table-cell>
          <table:table-cell office:value-type="string">
            <text:p><text:s/>active iterator 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769">
            <text:p>4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61">
            <text:p>59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314">
            <text:p>93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642">
            <text:p>116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552">
            <text:p>145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90">
            <text:p>181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38">
            <text:p>227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22">
            <text:p>284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528">
            <text:p>355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409">
            <text:p>4440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12">
            <text:p>555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389">
            <text:p>693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37">
            <text:p>867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421">
            <text:p>1084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526">
            <text:p>1355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9407">
            <text:p>1694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1759">
            <text:p>2117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4698">
            <text:p>2646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30873">
            <text:p>3308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3591">
            <text:p>4135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6988">
            <text:p>5169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6235">
            <text:p>64623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7794">
            <text:p>80779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9742">
            <text:p>100974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62178">
            <text:p>126217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77722">
            <text:p>157772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72153">
            <text:p>197215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465191">
            <text:p>246519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81488">
            <text:p>3081488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851860">
            <text:p>3851860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814825">
            <text:p>4814825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018532">
            <text:p>6018532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523164">
            <text:p>7523164</text:p>
          </table:table-cell>
          <table:table-cell office:value-type="float" office:value="82">
            <text:p>82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</table:table-row>
      </table:table>
      <table:table table:name="Map compare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serial stream</text:p>
          </table:table-cell>
          <table:table-cell office:value-type="string">
            <text:p>parallel stream</text:p>
          </table:table-cell>
          <table:table-cell office:value-type="string">
            <text:p>active iterator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9">
            <text:p>4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61">
            <text:p>59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314">
            <text:p>93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642">
            <text:p>116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552">
            <text:p>145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90">
            <text:p>1819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738">
            <text:p>2273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422">
            <text:p>284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28">
            <text:p>355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409">
            <text:p>4440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12">
            <text:p>5551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69389">
            <text:p>693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737">
            <text:p>867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421">
            <text:p>1084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526">
            <text:p>1355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407">
            <text:p>1694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759">
            <text:p>2117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698">
            <text:p>26469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873">
            <text:p>3308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3591">
            <text:p>41359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6988">
            <text:p>51698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6235">
            <text:p>64623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7794">
            <text:p>80779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9742">
            <text:p>100974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62178">
            <text:p>1262178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77722">
            <text:p>1577722</text:p>
          </table:table-cell>
          <table:table-cell office:value-type="float" office:value="18">
            <text:p>18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72153">
            <text:p>1972153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65191">
            <text:p>2465191</text:p>
          </table:table-cell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81488">
            <text:p>3081488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851860">
            <text:p>3851860</text:p>
          </table:table-cell>
          <table:table-cell office:value-type="float" office:value="62">
            <text:p>62</text:p>
          </table:table-cell>
          <table:table-cell office:value-type="float" office:value="194">
            <text:p>19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814825">
            <text:p>4814825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018532">
            <text:p>6018532</text:p>
          </table:table-cell>
          <table:table-cell office:value-type="float" office:value="431">
            <text:p>431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523164">
            <text:p>7523164</text:p>
          </table:table-cell>
          <table:table-cell office:value-type="float" office:value="359">
            <text:p>359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4/09/2015</text:date>, <text:time>17:1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9T17:14:55</dc:date>
    <dc:creator>Ngoc Vu Dang</dc:creator>
    <meta:generator>OpenOffice/4.1.0$Unix OpenOffice.org_project/410m18$Build-9764</meta:generator>
    <meta:editing-duration>PT1H43M53S</meta:editing-duration>
    <meta:editing-cycles>3</meta:editing-cycles>
    <meta:document-statistic meta:table-count="7" meta:cell-count="12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275cm" svg:height="15.125cm" xlink:href=".." xlink:type="simple" chart:class="chart:line" chart:style-name="ch1">
        <chart:title svg:x="14.91cm" svg:y="0.438cm" chart:style-name="ch2">
          <text:p>ForEach</text:p>
        </chart:title>
        <chart:legend chart:legend-position="end" svg:x="28.682cm" svg:y="6.765cm" style:legend-expansion="high" chart:style-name="ch3"/>
        <chart:plot-area chart:style-name="ch4" table:cell-range-address="'ForEach compare'.A2:'ForEach compare'.D43" chart:data-source-has-labels="both" svg:x="1.095cm" svg:y="2.291cm" svg:width="26.297cm" svg:height="12.112cm">
          <chartooo:coordinate-region svg:x="2.828cm" svg:y="2.49cm" svg:width="23.914cm" svg:height="10.868cm"/>
          <chart:axis chart:dimension="x" chart:name="primary-x" chart:style-name="ch5" chartooo:axis-type="auto">
            <chartooo:date-scale/>
            <chart:categories table:cell-range-address="'ForEach compare'.A3:'ForEach compare'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orEach compare'.B3:'ForEach compare'.B43" chart:label-cell-address="'ForEach compare'.B2:'ForEach compare'.B2" chart:class="chart:line">
            <chart:data-point chart:repeated="41"/>
          </chart:series>
          <chart:series chart:style-name="ch8" chart:values-cell-range-address="'ForEach compare'.C3:'ForEach compare'.C43" chart:label-cell-address="'ForEach compare'.C2:'ForEach compare'.C2" chart:class="chart:line">
            <chart:data-point chart:repeated="41"/>
          </chart:series>
          <chart:series chart:style-name="ch9" chart:values-cell-range-address="'ForEach compare'.D3:'ForEach compare'.D43" chart:label-cell-address="'ForEach compare'.D2:'ForEach compare'.D2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stream</text:p>
                <draw:g>
                  <svg:desc>'ForEach compare'.B2:'ForEach compare'.B2</svg:desc>
                </draw:g>
              </table:table-cell>
              <table:table-cell office:value-type="string">
                <text:p>parallel stream</text:p>
                <draw:g>
                  <svg:desc>'ForEach compare'.C2:'ForEach compare'.C2</svg:desc>
                </draw:g>
              </table:table-cell>
              <table:table-cell office:value-type="string">
                <text:p>active iterator </text:p>
                <draw:g>
                  <svg:desc>'ForEach compare'.D2:'ForEach compare'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ForEach compare'.A3:'ForEach compare'.A43</svg:desc>
                </draw:g>
              </table:table-cell>
              <table:table-cell office:value-type="float" office:value="962284">
                <text:p>962284</text:p>
                <draw:g>
                  <svg:desc>'ForEach compare'.B3:'ForEach compare'.B43</svg:desc>
                </draw:g>
              </table:table-cell>
              <table:table-cell office:value-type="float" office:value="456439">
                <text:p>456439</text:p>
                <draw:g>
                  <svg:desc>'ForEach compare'.C3:'ForEach compare'.C43</svg:desc>
                </draw:g>
              </table:table-cell>
              <table:table-cell office:value-type="float" office:value="322500">
                <text:p>322500</text:p>
                <draw:g>
                  <svg:desc>'ForEach compare'.D3:'ForEach compare'.D43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37853">
                <text:p>137853</text:p>
              </table:table-cell>
              <table:table-cell office:value-type="float" office:value="130077">
                <text:p>130077</text:p>
              </table:table-cell>
              <table:table-cell office:value-type="float" office:value="43285">
                <text:p>43285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4073">
                <text:p>4073</text:p>
              </table:table-cell>
              <table:table-cell office:value-type="float" office:value="30163">
                <text:p>30163</text:p>
              </table:table-cell>
              <table:table-cell office:value-type="float" office:value="37985">
                <text:p>37985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3499">
                <text:p>3499</text:p>
              </table:table-cell>
              <table:table-cell office:value-type="float" office:value="140108">
                <text:p>140108</text:p>
              </table:table-cell>
              <table:table-cell office:value-type="float" office:value="77156">
                <text:p>77156</text:p>
              </table:table-cell>
            </table:table-row>
            <table:table-row>
              <table:table-cell office:value-type="float" office:value="2442">
                <text:p>2440</text:p>
              </table:table-cell>
              <table:table-cell office:value-type="float" office:value="5618">
                <text:p>5618</text:p>
              </table:table-cell>
              <table:table-cell office:value-type="float" office:value="104861">
                <text:p>104861</text:p>
              </table:table-cell>
              <table:table-cell office:value-type="float" office:value="163116">
                <text:p>163116</text:p>
              </table:table-cell>
            </table:table-row>
            <table:table-row>
              <table:table-cell office:value-type="float" office:value="3052">
                <text:p>3050</text:p>
              </table:table-cell>
              <table:table-cell office:value-type="float" office:value="5853">
                <text:p>5853</text:p>
              </table:table-cell>
              <table:table-cell office:value-type="float" office:value="88358">
                <text:p>88358</text:p>
              </table:table-cell>
              <table:table-cell office:value-type="float" office:value="88454">
                <text:p>88454</text:p>
              </table:table-cell>
            </table:table-row>
            <table:table-row>
              <table:table-cell office:value-type="float" office:value="3815">
                <text:p>3820</text:p>
              </table:table-cell>
              <table:table-cell office:value-type="float" office:value="5143">
                <text:p>5143</text:p>
              </table:table-cell>
              <table:table-cell office:value-type="float" office:value="82607">
                <text:p>82607</text:p>
              </table:table-cell>
              <table:table-cell office:value-type="float" office:value="119923">
                <text:p>119923</text:p>
              </table:table-cell>
            </table:table-row>
            <table:table-row>
              <table:table-cell office:value-type="float" office:value="4769">
                <text:p>4770</text:p>
              </table:table-cell>
              <table:table-cell office:value-type="float" office:value="5515">
                <text:p>5515</text:p>
              </table:table-cell>
              <table:table-cell office:value-type="float" office:value="79231">
                <text:p>79231</text:p>
              </table:table-cell>
              <table:table-cell office:value-type="float" office:value="149522">
                <text:p>149522</text:p>
              </table:table-cell>
            </table:table-row>
            <table:table-row>
              <table:table-cell office:value-type="float" office:value="5961">
                <text:p>5960</text:p>
              </table:table-cell>
              <table:table-cell office:value-type="float" office:value="7210">
                <text:p>7210</text:p>
              </table:table-cell>
              <table:table-cell office:value-type="float" office:value="80229">
                <text:p>80229</text:p>
              </table:table-cell>
              <table:table-cell office:value-type="float" office:value="188390">
                <text:p>188390</text:p>
              </table:table-cell>
            </table:table-row>
            <table:table-row>
              <table:table-cell office:value-type="float" office:value="7451">
                <text:p>7450</text:p>
              </table:table-cell>
              <table:table-cell office:value-type="float" office:value="10330">
                <text:p>10330</text:p>
              </table:table-cell>
              <table:table-cell office:value-type="float" office:value="72561">
                <text:p>72561</text:p>
              </table:table-cell>
              <table:table-cell office:value-type="float" office:value="226521">
                <text:p>226521</text:p>
              </table:table-cell>
            </table:table-row>
            <table:table-row>
              <table:table-cell office:value-type="float" office:value="9314">
                <text:p>9310</text:p>
              </table:table-cell>
              <table:table-cell office:value-type="float" office:value="10606">
                <text:p>10606</text:p>
              </table:table-cell>
              <table:table-cell office:value-type="float" office:value="21785">
                <text:p>21785</text:p>
              </table:table-cell>
              <table:table-cell office:value-type="float" office:value="171437">
                <text:p>171437</text:p>
              </table:table-cell>
            </table:table-row>
            <table:table-row>
              <table:table-cell office:value-type="float" office:value="11642">
                <text:p>11640</text:p>
              </table:table-cell>
              <table:table-cell office:value-type="float" office:value="10217">
                <text:p>10217</text:p>
              </table:table-cell>
              <table:table-cell office:value-type="float" office:value="48425">
                <text:p>48425</text:p>
              </table:table-cell>
              <table:table-cell office:value-type="float" office:value="289145">
                <text:p>289145</text:p>
              </table:table-cell>
            </table:table-row>
            <table:table-row>
              <table:table-cell office:value-type="float" office:value="14552">
                <text:p>14550</text:p>
              </table:table-cell>
              <table:table-cell office:value-type="float" office:value="18353">
                <text:p>18353</text:p>
              </table:table-cell>
              <table:table-cell office:value-type="float" office:value="19586">
                <text:p>19586</text:p>
              </table:table-cell>
              <table:table-cell office:value-type="float" office:value="32544">
                <text:p>32544</text:p>
              </table:table-cell>
            </table:table-row>
            <table:table-row>
              <table:table-cell office:value-type="float" office:value="18190">
                <text:p>18190</text:p>
              </table:table-cell>
              <table:table-cell office:value-type="float" office:value="23670">
                <text:p>23670</text:p>
              </table:table-cell>
              <table:table-cell office:value-type="float" office:value="47298">
                <text:p>47298</text:p>
              </table:table-cell>
              <table:table-cell office:value-type="float" office:value="35070">
                <text:p>35070</text:p>
              </table:table-cell>
            </table:table-row>
            <table:table-row>
              <table:table-cell office:value-type="float" office:value="22738">
                <text:p>22740</text:p>
              </table:table-cell>
              <table:table-cell office:value-type="float" office:value="29881">
                <text:p>29881</text:p>
              </table:table-cell>
              <table:table-cell office:value-type="float" office:value="24800">
                <text:p>24800</text:p>
              </table:table-cell>
              <table:table-cell office:value-type="float" office:value="44590">
                <text:p>44590</text:p>
              </table:table-cell>
            </table:table-row>
            <table:table-row>
              <table:table-cell office:value-type="float" office:value="28422">
                <text:p>28420</text:p>
              </table:table-cell>
              <table:table-cell office:value-type="float" office:value="37034">
                <text:p>37034</text:p>
              </table:table-cell>
              <table:table-cell office:value-type="float" office:value="31795">
                <text:p>31795</text:p>
              </table:table-cell>
              <table:table-cell office:value-type="float" office:value="57295">
                <text:p>57295</text:p>
              </table:table-cell>
            </table:table-row>
            <table:table-row>
              <table:table-cell office:value-type="float" office:value="35528">
                <text:p>35530</text:p>
              </table:table-cell>
              <table:table-cell office:value-type="float" office:value="44501">
                <text:p>44501</text:p>
              </table:table-cell>
              <table:table-cell office:value-type="float" office:value="57527">
                <text:p>57527</text:p>
              </table:table-cell>
              <table:table-cell office:value-type="float" office:value="73307">
                <text:p>73307</text:p>
              </table:table-cell>
            </table:table-row>
            <table:table-row>
              <table:table-cell office:value-type="float" office:value="44409">
                <text:p>44410</text:p>
              </table:table-cell>
              <table:table-cell office:value-type="float" office:value="54462">
                <text:p>54462</text:p>
              </table:table-cell>
              <table:table-cell office:value-type="float" office:value="68138">
                <text:p>68138</text:p>
              </table:table-cell>
              <table:table-cell office:value-type="float" office:value="88745">
                <text:p>88745</text:p>
              </table:table-cell>
            </table:table-row>
            <table:table-row>
              <table:table-cell office:value-type="float" office:value="55512">
                <text:p>55510</text:p>
              </table:table-cell>
              <table:table-cell office:value-type="float" office:value="78167">
                <text:p>78167</text:p>
              </table:table-cell>
              <table:table-cell office:value-type="float" office:value="59180">
                <text:p>59180</text:p>
              </table:table-cell>
              <table:table-cell office:value-type="float" office:value="110965">
                <text:p>110965</text:p>
              </table:table-cell>
            </table:table-row>
            <table:table-row>
              <table:table-cell office:value-type="float" office:value="69389">
                <text:p>69390</text:p>
              </table:table-cell>
              <table:table-cell office:value-type="float" office:value="91923">
                <text:p>91923</text:p>
              </table:table-cell>
              <table:table-cell office:value-type="float" office:value="60046">
                <text:p>60046</text:p>
              </table:table-cell>
              <table:table-cell office:value-type="float" office:value="142868">
                <text:p>142868</text:p>
              </table:table-cell>
            </table:table-row>
            <table:table-row>
              <table:table-cell office:value-type="float" office:value="86737">
                <text:p>86740</text:p>
              </table:table-cell>
              <table:table-cell office:value-type="float" office:value="105076">
                <text:p>105076</text:p>
              </table:table-cell>
              <table:table-cell office:value-type="float" office:value="68478">
                <text:p>68478</text:p>
              </table:table-cell>
              <table:table-cell office:value-type="float" office:value="188565">
                <text:p>188565</text:p>
              </table:table-cell>
            </table:table-row>
            <table:table-row>
              <table:table-cell office:value-type="float" office:value="108421">
                <text:p>108420</text:p>
              </table:table-cell>
              <table:table-cell office:value-type="float" office:value="148165">
                <text:p>148165</text:p>
              </table:table-cell>
              <table:table-cell office:value-type="float" office:value="129444">
                <text:p>129444</text:p>
              </table:table-cell>
              <table:table-cell office:value-type="float" office:value="176895">
                <text:p>176895</text:p>
              </table:table-cell>
            </table:table-row>
            <table:table-row>
              <table:table-cell office:value-type="float" office:value="135526">
                <text:p>135530</text:p>
              </table:table-cell>
              <table:table-cell office:value-type="float" office:value="217619">
                <text:p>217619</text:p>
              </table:table-cell>
              <table:table-cell office:value-type="float" office:value="217289">
                <text:p>217289</text:p>
              </table:table-cell>
              <table:table-cell office:value-type="float" office:value="256025">
                <text:p>256025</text:p>
              </table:table-cell>
            </table:table-row>
            <table:table-row>
              <table:table-cell office:value-type="float" office:value="169407">
                <text:p>169410</text:p>
              </table:table-cell>
              <table:table-cell office:value-type="float" office:value="238200">
                <text:p>238200</text:p>
              </table:table-cell>
              <table:table-cell office:value-type="float" office:value="192348">
                <text:p>192348</text:p>
              </table:table-cell>
              <table:table-cell office:value-type="float" office:value="260936">
                <text:p>260936</text:p>
              </table:table-cell>
            </table:table-row>
            <table:table-row>
              <table:table-cell office:value-type="float" office:value="211759">
                <text:p>211760</text:p>
              </table:table-cell>
              <table:table-cell office:value-type="float" office:value="296864">
                <text:p>296864</text:p>
              </table:table-cell>
              <table:table-cell office:value-type="float" office:value="248075">
                <text:p>248075</text:p>
              </table:table-cell>
              <table:table-cell office:value-type="float" office:value="353245">
                <text:p>353245</text:p>
              </table:table-cell>
            </table:table-row>
            <table:table-row>
              <table:table-cell office:value-type="float" office:value="264698">
                <text:p>264700</text:p>
              </table:table-cell>
              <table:table-cell office:value-type="float" office:value="370166">
                <text:p>370166</text:p>
              </table:table-cell>
              <table:table-cell office:value-type="float" office:value="362870">
                <text:p>362870</text:p>
              </table:table-cell>
              <table:table-cell office:value-type="float" office:value="436488">
                <text:p>436488</text:p>
              </table:table-cell>
            </table:table-row>
            <table:table-row>
              <table:table-cell office:value-type="float" office:value="330873">
                <text:p>330870</text:p>
              </table:table-cell>
              <table:table-cell office:value-type="float" office:value="446317">
                <text:p>446317</text:p>
              </table:table-cell>
              <table:table-cell office:value-type="float" office:value="447726">
                <text:p>447726</text:p>
              </table:table-cell>
              <table:table-cell office:value-type="float" office:value="537064">
                <text:p>537064</text:p>
              </table:table-cell>
            </table:table-row>
            <table:table-row>
              <table:table-cell office:value-type="float" office:value="413591">
                <text:p>413590</text:p>
              </table:table-cell>
              <table:table-cell office:value-type="float" office:value="569418">
                <text:p>569418</text:p>
              </table:table-cell>
              <table:table-cell office:value-type="float" office:value="537017">
                <text:p>537017</text:p>
              </table:table-cell>
              <table:table-cell office:value-type="float" office:value="658866">
                <text:p>658866</text:p>
              </table:table-cell>
            </table:table-row>
            <table:table-row>
              <table:table-cell office:value-type="float" office:value="516988">
                <text:p>516990</text:p>
              </table:table-cell>
              <table:table-cell office:value-type="float" office:value="708804">
                <text:p>708804</text:p>
              </table:table-cell>
              <table:table-cell office:value-type="float" office:value="604892">
                <text:p>604892</text:p>
              </table:table-cell>
              <table:table-cell office:value-type="float" office:value="836084">
                <text:p>836084</text:p>
              </table:table-cell>
            </table:table-row>
            <table:table-row>
              <table:table-cell office:value-type="float" office:value="646235">
                <text:p>646240</text:p>
              </table:table-cell>
              <table:table-cell office:value-type="float" office:value="954481">
                <text:p>954481</text:p>
              </table:table-cell>
              <table:table-cell office:value-type="float" office:value="861503">
                <text:p>861503</text:p>
              </table:table-cell>
              <table:table-cell office:value-type="float" office:value="1162408">
                <text:p>1162408</text:p>
              </table:table-cell>
            </table:table-row>
            <table:table-row>
              <table:table-cell office:value-type="float" office:value="807794">
                <text:p>807790</text:p>
              </table:table-cell>
              <table:table-cell office:value-type="float" office:value="1431990">
                <text:p>1431990</text:p>
              </table:table-cell>
              <table:table-cell office:value-type="float" office:value="1141162">
                <text:p>1141162</text:p>
              </table:table-cell>
              <table:table-cell office:value-type="float" office:value="1631941">
                <text:p>1631941</text:p>
              </table:table-cell>
            </table:table-row>
            <table:table-row>
              <table:table-cell office:value-type="float" office:value="1009742">
                <text:p>1009740</text:p>
              </table:table-cell>
              <table:table-cell office:value-type="float" office:value="1373493">
                <text:p>1373493</text:p>
              </table:table-cell>
              <table:table-cell office:value-type="float" office:value="1157562">
                <text:p>1157562</text:p>
              </table:table-cell>
              <table:table-cell office:value-type="float" office:value="1675641">
                <text:p>1675641</text:p>
              </table:table-cell>
            </table:table-row>
            <table:table-row>
              <table:table-cell office:value-type="float" office:value="1262178">
                <text:p>1262180</text:p>
              </table:table-cell>
              <table:table-cell office:value-type="float" office:value="2244588">
                <text:p>2244588</text:p>
              </table:table-cell>
              <table:table-cell office:value-type="float" office:value="1803686">
                <text:p>1803686</text:p>
              </table:table-cell>
              <table:table-cell office:value-type="float" office:value="2534255">
                <text:p>2534255</text:p>
              </table:table-cell>
            </table:table-row>
            <table:table-row>
              <table:table-cell office:value-type="float" office:value="1577722">
                <text:p>1577720</text:p>
              </table:table-cell>
              <table:table-cell office:value-type="float" office:value="2490645">
                <text:p>2490645</text:p>
              </table:table-cell>
              <table:table-cell office:value-type="float" office:value="1969288">
                <text:p>1969288</text:p>
              </table:table-cell>
              <table:table-cell office:value-type="float" office:value="2897899">
                <text:p>2897899</text:p>
              </table:table-cell>
            </table:table-row>
            <table:table-row>
              <table:table-cell office:value-type="float" office:value="1972153">
                <text:p>1972150</text:p>
              </table:table-cell>
              <table:table-cell office:value-type="float" office:value="2663593">
                <text:p>2663593</text:p>
              </table:table-cell>
              <table:table-cell office:value-type="float" office:value="2191402">
                <text:p>2191402</text:p>
              </table:table-cell>
              <table:table-cell office:value-type="float" office:value="3021805">
                <text:p>3021805</text:p>
              </table:table-cell>
            </table:table-row>
            <table:table-row>
              <table:table-cell office:value-type="float" office:value="2465191">
                <text:p>2465190</text:p>
              </table:table-cell>
              <table:table-cell office:value-type="float" office:value="3542429">
                <text:p>3542429</text:p>
              </table:table-cell>
              <table:table-cell office:value-type="float" office:value="2909064">
                <text:p>2909064</text:p>
              </table:table-cell>
              <table:table-cell office:value-type="float" office:value="4220451">
                <text:p>4220451</text:p>
              </table:table-cell>
            </table:table-row>
            <table:table-row>
              <table:table-cell office:value-type="float" office:value="3081488">
                <text:p>3081490</text:p>
              </table:table-cell>
              <table:table-cell office:value-type="float" office:value="5074568">
                <text:p>5074568</text:p>
              </table:table-cell>
              <table:table-cell office:value-type="float" office:value="4036475">
                <text:p>4036475</text:p>
              </table:table-cell>
              <table:table-cell office:value-type="float" office:value="5848883">
                <text:p>5848883</text:p>
              </table:table-cell>
            </table:table-row>
            <table:table-row>
              <table:table-cell office:value-type="float" office:value="3851860">
                <text:p>3851860</text:p>
              </table:table-cell>
              <table:table-cell office:value-type="float" office:value="5700189">
                <text:p>5700189</text:p>
              </table:table-cell>
              <table:table-cell office:value-type="float" office:value="4677802">
                <text:p>4677802</text:p>
              </table:table-cell>
              <table:table-cell office:value-type="float" office:value="6771779">
                <text:p>6771779</text:p>
              </table:table-cell>
            </table:table-row>
            <table:table-row>
              <table:table-cell office:value-type="float" office:value="4814825">
                <text:p>4814830</text:p>
              </table:table-cell>
              <table:table-cell office:value-type="float" office:value="8356917">
                <text:p>8356917</text:p>
              </table:table-cell>
              <table:table-cell office:value-type="float" office:value="6295060">
                <text:p>6295060</text:p>
              </table:table-cell>
              <table:table-cell office:value-type="float" office:value="9547610">
                <text:p>9547610</text:p>
              </table:table-cell>
            </table:table-row>
            <table:table-row>
              <table:table-cell office:value-type="float" office:value="6018532">
                <text:p>6018530</text:p>
              </table:table-cell>
              <table:table-cell office:value-type="float" office:value="9003976">
                <text:p>9003976</text:p>
              </table:table-cell>
              <table:table-cell office:value-type="float" office:value="7003186">
                <text:p>7003186</text:p>
              </table:table-cell>
              <table:table-cell office:value-type="float" office:value="10218191">
                <text:p>10218191</text:p>
              </table:table-cell>
            </table:table-row>
            <table:table-row>
              <table:table-cell office:value-type="float" office:value="7523164">
                <text:p>7523160</text:p>
              </table:table-cell>
              <table:table-cell office:value-type="float" office:value="10882734">
                <text:p>10882734</text:p>
              </table:table-cell>
              <table:table-cell office:value-type="float" office:value="8218330">
                <text:p>8218330</text:p>
              </table:table-cell>
              <table:table-cell office:value-type="float" office:value="13196911">
                <text:p>131969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788cm" svg:height="14.247cm" xlink:href=".." xlink:type="simple" chart:class="chart:line" chart:style-name="ch1">
        <chart:title svg:x="14.273cm" svg:y="0.42cm" chart:style-name="ch2">
          <text:p>Reduce</text:p>
        </chart:title>
        <chart:legend chart:legend-position="end" svg:x="27.195cm" svg:y="6.326cm" style:legend-expansion="high" chart:style-name="ch3"/>
        <chart:plot-area chart:style-name="ch4" table:cell-range-address="'Reduce compare'.A2:'Reduce compare'.D43" chart:data-source-has-labels="both" svg:x="1.065cm" svg:y="2.219cm" svg:width="24.9cm" svg:height="11.324cm">
          <chartooo:coordinate-region svg:x="2.798cm" svg:y="2.418cm" svg:width="22.517cm" svg:height="10.08cm"/>
          <chart:axis chart:dimension="x" chart:name="primary-x" chart:style-name="ch5" chartooo:axis-type="auto">
            <chartooo:date-scale/>
            <chart:categories table:cell-range-address="'Reduce compare'.A3:'Reduce compare'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duce compare'.B3:'Reduce compare'.B43" chart:label-cell-address="'Reduce compare'.B2:'Reduce compare'.B2" chart:class="chart:line">
            <chart:data-point chart:repeated="41"/>
          </chart:series>
          <chart:series chart:style-name="ch8" chart:values-cell-range-address="'Reduce compare'.C3:'Reduce compare'.C43" chart:label-cell-address="'Reduce compare'.C2:'Reduce compare'.C2" chart:class="chart:line">
            <chart:data-point chart:repeated="41"/>
          </chart:series>
          <chart:series chart:style-name="ch9" chart:values-cell-range-address="'Reduce compare'.D3:'Reduce compare'.D43" chart:label-cell-address="'Reduce compare'.D2:'Reduce compare'.D2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stream</text:p>
                <draw:g>
                  <svg:desc>'Reduce compare'.B2:'Reduce compare'.B2</svg:desc>
                </draw:g>
              </table:table-cell>
              <table:table-cell office:value-type="string">
                <text:p>parallel stream</text:p>
                <draw:g>
                  <svg:desc>'Reduce compare'.C2:'Reduce compare'.C2</svg:desc>
                </draw:g>
              </table:table-cell>
              <table:table-cell office:value-type="string">
                <text:p>active iterator </text:p>
                <draw:g>
                  <svg:desc>'Reduce compare'.D2:'Reduce compare'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Reduce compare'.A3:'Reduce compare'.A43</svg:desc>
                </draw:g>
              </table:table-cell>
              <table:table-cell office:value-type="float" office:value="723771">
                <text:p>723771</text:p>
                <draw:g>
                  <svg:desc>'Reduce compare'.B3:'Reduce compare'.B43</svg:desc>
                </draw:g>
              </table:table-cell>
              <table:table-cell office:value-type="float" office:value="380549">
                <text:p>380549</text:p>
                <draw:g>
                  <svg:desc>'Reduce compare'.C3:'Reduce compare'.C43</svg:desc>
                </draw:g>
              </table:table-cell>
              <table:table-cell office:value-type="float" office:value="203932">
                <text:p>203932</text:p>
                <draw:g>
                  <svg:desc>'Reduce compare'.D3:'Reduce compare'.D43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4920">
                <text:p>34920</text:p>
              </table:table-cell>
              <table:table-cell office:value-type="float" office:value="141168">
                <text:p>141168</text:p>
              </table:table-cell>
              <table:table-cell office:value-type="float" office:value="51451">
                <text:p>51451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46891">
                <text:p>46891</text:p>
              </table:table-cell>
              <table:table-cell office:value-type="float" office:value="214266">
                <text:p>214266</text:p>
              </table:table-cell>
              <table:table-cell office:value-type="float" office:value="53082">
                <text:p>53082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42159">
                <text:p>42159</text:p>
              </table:table-cell>
              <table:table-cell office:value-type="float" office:value="141337">
                <text:p>141337</text:p>
              </table:table-cell>
              <table:table-cell office:value-type="float" office:value="63208">
                <text:p>63208</text:p>
              </table:table-cell>
            </table:table-row>
            <table:table-row>
              <table:table-cell office:value-type="float" office:value="2442">
                <text:p>2440</text:p>
              </table:table-cell>
              <table:table-cell office:value-type="float" office:value="141531">
                <text:p>141531</text:p>
              </table:table-cell>
              <table:table-cell office:value-type="float" office:value="118577">
                <text:p>118577</text:p>
              </table:table-cell>
              <table:table-cell office:value-type="float" office:value="79256">
                <text:p>79256</text:p>
              </table:table-cell>
            </table:table-row>
            <table:table-row>
              <table:table-cell office:value-type="float" office:value="3052">
                <text:p>3050</text:p>
              </table:table-cell>
              <table:table-cell office:value-type="float" office:value="33824">
                <text:p>33824</text:p>
              </table:table-cell>
              <table:table-cell office:value-type="float" office:value="123590">
                <text:p>123590</text:p>
              </table:table-cell>
              <table:table-cell office:value-type="float" office:value="101417">
                <text:p>101417</text:p>
              </table:table-cell>
            </table:table-row>
            <table:table-row>
              <table:table-cell office:value-type="float" office:value="3815">
                <text:p>3820</text:p>
              </table:table-cell>
              <table:table-cell office:value-type="float" office:value="47394">
                <text:p>47394</text:p>
              </table:table-cell>
              <table:table-cell office:value-type="float" office:value="56140">
                <text:p>56140</text:p>
              </table:table-cell>
              <table:table-cell office:value-type="float" office:value="126054">
                <text:p>126054</text:p>
              </table:table-cell>
            </table:table-row>
            <table:table-row>
              <table:table-cell office:value-type="float" office:value="4769">
                <text:p>4770</text:p>
              </table:table-cell>
              <table:table-cell office:value-type="float" office:value="101189">
                <text:p>101189</text:p>
              </table:table-cell>
              <table:table-cell office:value-type="float" office:value="66661">
                <text:p>66661</text:p>
              </table:table-cell>
              <table:table-cell office:value-type="float" office:value="87560">
                <text:p>87560</text:p>
              </table:table-cell>
            </table:table-row>
            <table:table-row>
              <table:table-cell office:value-type="float" office:value="5961">
                <text:p>5960</text:p>
              </table:table-cell>
              <table:table-cell office:value-type="float" office:value="39749">
                <text:p>39749</text:p>
              </table:table-cell>
              <table:table-cell office:value-type="float" office:value="93327">
                <text:p>93327</text:p>
              </table:table-cell>
              <table:table-cell office:value-type="float" office:value="143725">
                <text:p>143725</text:p>
              </table:table-cell>
            </table:table-row>
            <table:table-row>
              <table:table-cell office:value-type="float" office:value="7451">
                <text:p>7450</text:p>
              </table:table-cell>
              <table:table-cell office:value-type="float" office:value="64525">
                <text:p>64525</text:p>
              </table:table-cell>
              <table:table-cell office:value-type="float" office:value="86749">
                <text:p>86749</text:p>
              </table:table-cell>
              <table:table-cell office:value-type="float" office:value="27514">
                <text:p>27514</text:p>
              </table:table-cell>
            </table:table-row>
            <table:table-row>
              <table:table-cell office:value-type="float" office:value="9314">
                <text:p>9310</text:p>
              </table:table-cell>
              <table:table-cell office:value-type="float" office:value="98377">
                <text:p>98377</text:p>
              </table:table-cell>
              <table:table-cell office:value-type="float" office:value="61883">
                <text:p>61883</text:p>
              </table:table-cell>
              <table:table-cell office:value-type="float" office:value="14366">
                <text:p>14366</text:p>
              </table:table-cell>
            </table:table-row>
            <table:table-row>
              <table:table-cell office:value-type="float" office:value="11642">
                <text:p>11640</text:p>
              </table:table-cell>
              <table:table-cell office:value-type="float" office:value="78795">
                <text:p>78795</text:p>
              </table:table-cell>
              <table:table-cell office:value-type="float" office:value="57503">
                <text:p>57503</text:p>
              </table:table-cell>
              <table:table-cell office:value-type="float" office:value="17963">
                <text:p>17963</text:p>
              </table:table-cell>
            </table:table-row>
            <table:table-row>
              <table:table-cell office:value-type="float" office:value="14552">
                <text:p>14550</text:p>
              </table:table-cell>
              <table:table-cell office:value-type="float" office:value="137811">
                <text:p>137811</text:p>
              </table:table-cell>
              <table:table-cell office:value-type="float" office:value="67588">
                <text:p>67588</text:p>
              </table:table-cell>
              <table:table-cell office:value-type="float" office:value="22714">
                <text:p>22714</text:p>
              </table:table-cell>
            </table:table-row>
            <table:table-row>
              <table:table-cell office:value-type="float" office:value="18190">
                <text:p>18190</text:p>
              </table:table-cell>
              <table:table-cell office:value-type="float" office:value="142131">
                <text:p>142131</text:p>
              </table:table-cell>
              <table:table-cell office:value-type="float" office:value="145657">
                <text:p>145657</text:p>
              </table:table-cell>
              <table:table-cell office:value-type="float" office:value="29485">
                <text:p>29485</text:p>
              </table:table-cell>
            </table:table-row>
            <table:table-row>
              <table:table-cell office:value-type="float" office:value="22738">
                <text:p>22740</text:p>
              </table:table-cell>
              <table:table-cell office:value-type="float" office:value="218457">
                <text:p>218457</text:p>
              </table:table-cell>
              <table:table-cell office:value-type="float" office:value="88625">
                <text:p>88625</text:p>
              </table:table-cell>
              <table:table-cell office:value-type="float" office:value="35829">
                <text:p>35829</text:p>
              </table:table-cell>
            </table:table-row>
            <table:table-row>
              <table:table-cell office:value-type="float" office:value="28422">
                <text:p>28420</text:p>
              </table:table-cell>
              <table:table-cell office:value-type="float" office:value="193043">
                <text:p>193043</text:p>
              </table:table-cell>
              <table:table-cell office:value-type="float" office:value="157860">
                <text:p>157860</text:p>
              </table:table-cell>
              <table:table-cell office:value-type="float" office:value="55290">
                <text:p>55290</text:p>
              </table:table-cell>
            </table:table-row>
            <table:table-row>
              <table:table-cell office:value-type="float" office:value="35528">
                <text:p>35530</text:p>
              </table:table-cell>
              <table:table-cell office:value-type="float" office:value="235252">
                <text:p>235252</text:p>
              </table:table-cell>
              <table:table-cell office:value-type="float" office:value="144909">
                <text:p>144909</text:p>
              </table:table-cell>
              <table:table-cell office:value-type="float" office:value="56234">
                <text:p>56234</text:p>
              </table:table-cell>
            </table:table-row>
            <table:table-row>
              <table:table-cell office:value-type="float" office:value="44409">
                <text:p>44410</text:p>
              </table:table-cell>
              <table:table-cell office:value-type="float" office:value="407816">
                <text:p>407816</text:p>
              </table:table-cell>
              <table:table-cell office:value-type="float" office:value="330585">
                <text:p>330585</text:p>
              </table:table-cell>
              <table:table-cell office:value-type="float" office:value="107485">
                <text:p>107485</text:p>
              </table:table-cell>
            </table:table-row>
            <table:table-row>
              <table:table-cell office:value-type="float" office:value="55512">
                <text:p>55510</text:p>
              </table:table-cell>
              <table:table-cell office:value-type="float" office:value="370389">
                <text:p>370389</text:p>
              </table:table-cell>
              <table:table-cell office:value-type="float" office:value="240795">
                <text:p>240795</text:p>
              </table:table-cell>
              <table:table-cell office:value-type="float" office:value="92261">
                <text:p>92261</text:p>
              </table:table-cell>
            </table:table-row>
            <table:table-row>
              <table:table-cell office:value-type="float" office:value="69389">
                <text:p>69390</text:p>
              </table:table-cell>
              <table:table-cell office:value-type="float" office:value="494676">
                <text:p>494676</text:p>
              </table:table-cell>
              <table:table-cell office:value-type="float" office:value="344611">
                <text:p>344611</text:p>
              </table:table-cell>
              <table:table-cell office:value-type="float" office:value="103781">
                <text:p>103781</text:p>
              </table:table-cell>
            </table:table-row>
            <table:table-row>
              <table:table-cell office:value-type="float" office:value="86737">
                <text:p>86740</text:p>
              </table:table-cell>
              <table:table-cell office:value-type="float" office:value="658540">
                <text:p>658540</text:p>
              </table:table-cell>
              <table:table-cell office:value-type="float" office:value="554904">
                <text:p>554904</text:p>
              </table:table-cell>
              <table:table-cell office:value-type="float" office:value="137938">
                <text:p>137938</text:p>
              </table:table-cell>
            </table:table-row>
            <table:table-row>
              <table:table-cell office:value-type="float" office:value="108421">
                <text:p>108420</text:p>
              </table:table-cell>
              <table:table-cell office:value-type="float" office:value="1001949">
                <text:p>1001949</text:p>
              </table:table-cell>
              <table:table-cell office:value-type="float" office:value="483012">
                <text:p>483012</text:p>
              </table:table-cell>
              <table:table-cell office:value-type="float" office:value="215275">
                <text:p>215275</text:p>
              </table:table-cell>
            </table:table-row>
            <table:table-row>
              <table:table-cell office:value-type="float" office:value="135526">
                <text:p>135530</text:p>
              </table:table-cell>
              <table:table-cell office:value-type="float" office:value="938245">
                <text:p>938245</text:p>
              </table:table-cell>
              <table:table-cell office:value-type="float" office:value="707316">
                <text:p>707316</text:p>
              </table:table-cell>
              <table:table-cell office:value-type="float" office:value="291283">
                <text:p>291283</text:p>
              </table:table-cell>
            </table:table-row>
            <table:table-row>
              <table:table-cell office:value-type="float" office:value="169407">
                <text:p>169410</text:p>
              </table:table-cell>
              <table:table-cell office:value-type="float" office:value="1158901">
                <text:p>1158901</text:p>
              </table:table-cell>
              <table:table-cell office:value-type="float" office:value="1011632">
                <text:p>1011632</text:p>
              </table:table-cell>
              <table:table-cell office:value-type="float" office:value="326783">
                <text:p>326783</text:p>
              </table:table-cell>
            </table:table-row>
            <table:table-row>
              <table:table-cell office:value-type="float" office:value="211759">
                <text:p>211760</text:p>
              </table:table-cell>
              <table:table-cell office:value-type="float" office:value="1475691">
                <text:p>1475691</text:p>
              </table:table-cell>
              <table:table-cell office:value-type="float" office:value="997742">
                <text:p>997742</text:p>
              </table:table-cell>
              <table:table-cell office:value-type="float" office:value="459026">
                <text:p>459026</text:p>
              </table:table-cell>
            </table:table-row>
            <table:table-row>
              <table:table-cell office:value-type="float" office:value="264698">
                <text:p>264700</text:p>
              </table:table-cell>
              <table:table-cell office:value-type="float" office:value="1852992">
                <text:p>1852992</text:p>
              </table:table-cell>
              <table:table-cell office:value-type="float" office:value="1431227">
                <text:p>1431227</text:p>
              </table:table-cell>
              <table:table-cell office:value-type="float" office:value="531288">
                <text:p>531288</text:p>
              </table:table-cell>
            </table:table-row>
            <table:table-row>
              <table:table-cell office:value-type="float" office:value="330873">
                <text:p>330870</text:p>
              </table:table-cell>
              <table:table-cell office:value-type="float" office:value="2386139">
                <text:p>2386139</text:p>
              </table:table-cell>
              <table:table-cell office:value-type="float" office:value="1468966">
                <text:p>1468966</text:p>
              </table:table-cell>
              <table:table-cell office:value-type="float" office:value="666369">
                <text:p>666369</text:p>
              </table:table-cell>
            </table:table-row>
            <table:table-row>
              <table:table-cell office:value-type="float" office:value="413591">
                <text:p>413590</text:p>
              </table:table-cell>
              <table:table-cell office:value-type="float" office:value="2837308">
                <text:p>2837308</text:p>
              </table:table-cell>
              <table:table-cell office:value-type="float" office:value="1975822">
                <text:p>1975822</text:p>
              </table:table-cell>
              <table:table-cell office:value-type="float" office:value="1035664">
                <text:p>1035664</text:p>
              </table:table-cell>
            </table:table-row>
            <table:table-row>
              <table:table-cell office:value-type="float" office:value="516988">
                <text:p>516990</text:p>
              </table:table-cell>
              <table:table-cell office:value-type="float" office:value="3663946">
                <text:p>3663946</text:p>
              </table:table-cell>
              <table:table-cell office:value-type="float" office:value="2826168">
                <text:p>2826168</text:p>
              </table:table-cell>
              <table:table-cell office:value-type="float" office:value="1212946">
                <text:p>1212946</text:p>
              </table:table-cell>
            </table:table-row>
            <table:table-row>
              <table:table-cell office:value-type="float" office:value="646235">
                <text:p>646240</text:p>
              </table:table-cell>
              <table:table-cell office:value-type="float" office:value="4734212">
                <text:p>4734212</text:p>
              </table:table-cell>
              <table:table-cell office:value-type="float" office:value="2767796">
                <text:p>2767796</text:p>
              </table:table-cell>
              <table:table-cell office:value-type="float" office:value="1672426">
                <text:p>1672426</text:p>
              </table:table-cell>
            </table:table-row>
            <table:table-row>
              <table:table-cell office:value-type="float" office:value="807794">
                <text:p>807790</text:p>
              </table:table-cell>
              <table:table-cell office:value-type="float" office:value="10166916">
                <text:p>10166916</text:p>
              </table:table-cell>
              <table:table-cell office:value-type="float" office:value="3402727">
                <text:p>3402727</text:p>
              </table:table-cell>
              <table:table-cell office:value-type="float" office:value="1900494">
                <text:p>1900494</text:p>
              </table:table-cell>
            </table:table-row>
            <table:table-row>
              <table:table-cell office:value-type="float" office:value="1009742">
                <text:p>1009740</text:p>
              </table:table-cell>
              <table:table-cell office:value-type="float" office:value="7659194">
                <text:p>7659194</text:p>
              </table:table-cell>
              <table:table-cell office:value-type="float" office:value="4596411">
                <text:p>4596411</text:p>
              </table:table-cell>
              <table:table-cell office:value-type="float" office:value="2750595">
                <text:p>2750595</text:p>
              </table:table-cell>
            </table:table-row>
            <table:table-row>
              <table:table-cell office:value-type="float" office:value="1262178">
                <text:p>1262180</text:p>
              </table:table-cell>
              <table:table-cell office:value-type="float" office:value="14688560">
                <text:p>14688560</text:p>
              </table:table-cell>
              <table:table-cell office:value-type="float" office:value="5149491">
                <text:p>5149491</text:p>
              </table:table-cell>
              <table:table-cell office:value-type="float" office:value="3274791">
                <text:p>3274791</text:p>
              </table:table-cell>
            </table:table-row>
            <table:table-row>
              <table:table-cell office:value-type="float" office:value="1577722">
                <text:p>1577720</text:p>
              </table:table-cell>
              <table:table-cell office:value-type="float" office:value="12350437">
                <text:p>12350437</text:p>
              </table:table-cell>
              <table:table-cell office:value-type="float" office:value="8463468">
                <text:p>8463468</text:p>
              </table:table-cell>
              <table:table-cell office:value-type="float" office:value="4383947">
                <text:p>4383947</text:p>
              </table:table-cell>
            </table:table-row>
            <table:table-row>
              <table:table-cell office:value-type="float" office:value="1972153">
                <text:p>1972150</text:p>
              </table:table-cell>
              <table:table-cell office:value-type="float" office:value="26728966">
                <text:p>26728966</text:p>
              </table:table-cell>
              <table:table-cell office:value-type="float" office:value="10588999">
                <text:p>10588999</text:p>
              </table:table-cell>
              <table:table-cell office:value-type="float" office:value="5001393">
                <text:p>5001393</text:p>
              </table:table-cell>
            </table:table-row>
            <table:table-row>
              <table:table-cell office:value-type="float" office:value="2465191">
                <text:p>2465190</text:p>
              </table:table-cell>
              <table:table-cell office:value-type="float" office:value="24537607">
                <text:p>24537607</text:p>
              </table:table-cell>
              <table:table-cell office:value-type="float" office:value="10849877">
                <text:p>10849877</text:p>
              </table:table-cell>
              <table:table-cell office:value-type="float" office:value="5945963">
                <text:p>5945963</text:p>
              </table:table-cell>
            </table:table-row>
            <table:table-row>
              <table:table-cell office:value-type="float" office:value="3081488">
                <text:p>3081490</text:p>
              </table:table-cell>
              <table:table-cell office:value-type="float" office:value="44964352">
                <text:p>44964352</text:p>
              </table:table-cell>
              <table:table-cell office:value-type="float" office:value="14469825">
                <text:p>14469825</text:p>
              </table:table-cell>
              <table:table-cell office:value-type="float" office:value="8152213">
                <text:p>8152213</text:p>
              </table:table-cell>
            </table:table-row>
            <table:table-row>
              <table:table-cell office:value-type="float" office:value="3851860">
                <text:p>3851860</text:p>
              </table:table-cell>
              <table:table-cell office:value-type="float" office:value="35433205">
                <text:p>35433205</text:p>
              </table:table-cell>
              <table:table-cell office:value-type="float" office:value="17150668">
                <text:p>17150668</text:p>
              </table:table-cell>
              <table:table-cell office:value-type="float" office:value="8479581">
                <text:p>8479581</text:p>
              </table:table-cell>
            </table:table-row>
            <table:table-row>
              <table:table-cell office:value-type="float" office:value="4814825">
                <text:p>4814830</text:p>
              </table:table-cell>
              <table:table-cell office:value-type="float" office:value="65721397">
                <text:p>65721397</text:p>
              </table:table-cell>
              <table:table-cell office:value-type="float" office:value="20290916">
                <text:p>20290916</text:p>
              </table:table-cell>
              <table:table-cell office:value-type="float" office:value="10798124">
                <text:p>10798124</text:p>
              </table:table-cell>
            </table:table-row>
            <table:table-row>
              <table:table-cell office:value-type="float" office:value="6018532">
                <text:p>6018530</text:p>
              </table:table-cell>
              <table:table-cell office:value-type="float" office:value="61323198">
                <text:p>61323198</text:p>
              </table:table-cell>
              <table:table-cell office:value-type="float" office:value="26544359">
                <text:p>26544359</text:p>
              </table:table-cell>
              <table:table-cell office:value-type="float" office:value="13802191">
                <text:p>13802191</text:p>
              </table:table-cell>
            </table:table-row>
            <table:table-row>
              <table:table-cell office:value-type="float" office:value="7523164">
                <text:p>7523160</text:p>
              </table:table-cell>
              <table:table-cell office:value-type="float" office:value="56265378">
                <text:p>56265378</text:p>
              </table:table-cell>
              <table:table-cell office:value-type="float" office:value="33817004">
                <text:p>33817004</text:p>
              </table:table-cell>
              <table:table-cell office:value-type="float" office:value="17357764">
                <text:p>173577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193cm" svg:height="15.258cm" xlink:href=".." xlink:type="simple" chart:class="chart:line" chart:style-name="ch1">
        <chart:title svg:x="11.615cm" svg:y="0.441cm" chart:style-name="ch2">
          <text:p>Stream sort vs Quick sort (array)</text:p>
        </chart:title>
        <chart:legend chart:legend-position="end" svg:x="28.6cm" svg:y="6.832cm" style:legend-expansion="high" chart:style-name="ch3"/>
        <chart:plot-area chart:style-name="ch4" table:cell-range-address="'sort vs quick sort (array)'.A2:'sort vs quick sort (array)'.D43" chart:data-source-has-labels="both" svg:x="1.093cm" svg:y="2.303cm" svg:width="26.221cm" svg:height="12.23cm">
          <chartooo:coordinate-region svg:x="2.085cm" svg:y="2.503cm" svg:width="24.579cm" svg:height="10.985cm"/>
          <chart:axis chart:dimension="x" chart:name="primary-x" chart:style-name="ch5" chartooo:axis-type="auto">
            <chartooo:date-scale/>
            <chart:categories table:cell-range-address="'sort vs quick sort (array)'.A3:'sort vs quick sort (array)'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ort vs quick sort (array)'.B3:'sort vs quick sort (array)'.B43" chart:label-cell-address="'sort vs quick sort (array)'.B2:'sort vs quick sort (array)'.B2" chart:class="chart:line">
            <chart:data-point chart:repeated="41"/>
          </chart:series>
          <chart:series chart:style-name="ch8" chart:values-cell-range-address="'sort vs quick sort (array)'.C3:'sort vs quick sort (array)'.C43" chart:label-cell-address="'sort vs quick sort (array)'.C2:'sort vs quick sort (array)'.C2" chart:class="chart:line">
            <chart:data-point chart:repeated="41"/>
          </chart:series>
          <chart:series chart:style-name="ch9" chart:values-cell-range-address="'sort vs quick sort (array)'.D3:'sort vs quick sort (array)'.D43" chart:label-cell-address="'sort vs quick sort (array)'.D2:'sort vs quick sort (array)'.D2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stream</text:p>
                <draw:g>
                  <svg:desc>'sort vs quick sort (array)'.B2:'sort vs quick sort (array)'.B2</svg:desc>
                </draw:g>
              </table:table-cell>
              <table:table-cell office:value-type="string">
                <text:p>parallel stream</text:p>
                <draw:g>
                  <svg:desc>'sort vs quick sort (array)'.C2:'sort vs quick sort (array)'.C2</svg:desc>
                </draw:g>
              </table:table-cell>
              <table:table-cell office:value-type="string">
                <text:p>quick sort</text:p>
                <draw:g>
                  <svg:desc>'sort vs quick sort (array)'.D2:'sort vs quick sort (array)'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sort vs quick sort (array)'.A3:'sort vs quick sort (array)'.A43</svg:desc>
                </draw:g>
              </table:table-cell>
              <table:table-cell office:value-type="float" office:value="7">
                <text:p>7</text:p>
                <draw:g>
                  <svg:desc>'sort vs quick sort (array)'.B3:'sort vs quick sort (array)'.B43</svg:desc>
                </draw:g>
              </table:table-cell>
              <table:table-cell office:value-type="float" office:value="2">
                <text:p>2</text:p>
                <draw:g>
                  <svg:desc>'sort vs quick sort (array)'.C3:'sort vs quick sort (array)'.C43</svg:desc>
                </draw:g>
              </table:table-cell>
              <table:table-cell office:value-type="float" office:value="0">
                <text:p>0</text:p>
                <draw:g>
                  <svg:desc>'sort vs quick sort (array)'.D3:'sort vs quick sort (array)'.D43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1">
                <text:p>24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52">
                <text:p>30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5">
                <text:p>38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8">
                <text:p>47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51">
                <text:p>74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13">
                <text:p>93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42">
                <text:p>116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52">
                <text:p>1455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90">
                <text:p>1819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37">
                <text:p>227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22">
                <text:p>284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527">
                <text:p>3553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09">
                <text:p>444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511">
                <text:p>555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389">
                <text:p>6939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6736">
                <text:p>86740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8420">
                <text:p>10842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5525">
                <text:p>135530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9407">
                <text:p>169410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1758">
                <text:p>211760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4698">
                <text:p>264700</text:p>
              </table:table-cell>
              <table:table-cell office:value-type="float" office:value="64">
                <text:p>64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0872">
                <text:p>330870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3590">
                <text:p>413590</text:p>
              </table:table-cell>
              <table:table-cell office:value-type="float" office:value="95">
                <text:p>95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16988">
                <text:p>516990</text:p>
              </table:table-cell>
              <table:table-cell office:value-type="float" office:value="122">
                <text:p>122</text:p>
              </table:table-cell>
              <table:table-cell office:value-type="float" office:value="65">
                <text:p>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46235">
                <text:p>646240</text:p>
              </table:table-cell>
              <table:table-cell office:value-type="float" office:value="153">
                <text:p>153</text:p>
              </table:table-cell>
              <table:table-cell office:value-type="float" office:value="84">
                <text:p>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7794">
                <text:p>807790</text:p>
              </table:table-cell>
              <table:table-cell office:value-type="float" office:value="192">
                <text:p>192</text:p>
              </table:table-cell>
              <table:table-cell office:value-type="float" office:value="109">
                <text:p>1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09742">
                <text:p>1009740</text:p>
              </table:table-cell>
              <table:table-cell office:value-type="float" office:value="258">
                <text:p>258</text:p>
              </table:table-cell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62177">
                <text:p>1262180</text:p>
              </table:table-cell>
              <table:table-cell office:value-type="float" office:value="307">
                <text:p>307</text:p>
              </table:table-cell>
              <table:table-cell office:value-type="float" office:value="185">
                <text:p>1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77722">
                <text:p>1577720</text:p>
              </table:table-cell>
              <table:table-cell office:value-type="float" office:value="381">
                <text:p>381</text:p>
              </table:table-cell>
              <table:table-cell office:value-type="float" office:value="234">
                <text:p>2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972152">
                <text:p>1972150</text:p>
              </table:table-cell>
              <table:table-cell office:value-type="float" office:value="478">
                <text:p>478</text:p>
              </table:table-cell>
              <table:table-cell office:value-type="float" office:value="299">
                <text:p>2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465190">
                <text:p>2465190</text:p>
              </table:table-cell>
              <table:table-cell office:value-type="float" office:value="669">
                <text:p>669</text:p>
              </table:table-cell>
              <table:table-cell office:value-type="float" office:value="406">
                <text:p>4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081488">
                <text:p>3081490</text:p>
              </table:table-cell>
              <table:table-cell office:value-type="float" office:value="807">
                <text:p>807</text:p>
              </table:table-cell>
              <table:table-cell office:value-type="float" office:value="674">
                <text:p>67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851860">
                <text:p>3851860</text:p>
              </table:table-cell>
              <table:table-cell office:value-type="float" office:value="1225">
                <text:p>1225</text:p>
              </table:table-cell>
              <table:table-cell office:value-type="float" office:value="804">
                <text:p>80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814825">
                <text:p>4814830</text:p>
              </table:table-cell>
              <table:table-cell office:value-type="float" office:value="1469">
                <text:p>1469</text:p>
              </table:table-cell>
              <table:table-cell office:value-type="float" office:value="947">
                <text:p>9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6018531">
                <text:p>6018530</text:p>
              </table:table-cell>
              <table:table-cell office:value-type="float" office:value="2099">
                <text:p>2099</text:p>
              </table:table-cell>
              <table:table-cell office:value-type="float" office:value="1355">
                <text:p>135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7523164">
                <text:p>7523160</text:p>
              </table:table-cell>
              <table:table-cell office:value-type="float" office:value="2599">
                <text:p>2599</text:p>
              </table:table-cell>
              <table:table-cell office:value-type="float" office:value="1975">
                <text:p>1975</text:p>
              </table:table-cell>
              <table:table-cell office:value-type="float" office:value="394">
                <text:p>3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917cm" svg:height="15.231cm" xlink:href=".." xlink:type="simple" chart:class="chart:line" chart:style-name="ch1">
        <chart:title svg:x="11.662cm" svg:y="0.44cm" chart:style-name="ch2">
          <text:p>Stream sort vs Quick sort (List)</text:p>
        </chart:title>
        <chart:legend chart:legend-position="end" svg:x="28.218cm" svg:y="6.818cm" style:legend-expansion="high" chart:style-name="ch3"/>
        <chart:plot-area chart:style-name="ch4" table:cell-range-address="'sort vs quick sort (list)'.A2:'sort vs quick sort (list)'.D43" chart:data-source-has-labels="both" svg:x="1.088cm" svg:y="2.299cm" svg:width="25.854cm" svg:height="12.208cm">
          <chartooo:coordinate-region svg:x="3.191cm" svg:y="2.498cm" svg:width="23.102cm" svg:height="10.964cm"/>
          <chart:axis chart:dimension="x" chart:name="primary-x" chart:style-name="ch5" chartooo:axis-type="auto">
            <chartooo:date-scale/>
            <chart:categories table:cell-range-address="'sort vs quick sort (list)'.A3:'sort vs quick sort (list)'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ort vs quick sort (list)'.B3:'sort vs quick sort (list)'.B43" chart:label-cell-address="'sort vs quick sort (list)'.B2:'sort vs quick sort (list)'.B2" chart:class="chart:line">
            <chart:data-point chart:repeated="41"/>
          </chart:series>
          <chart:series chart:style-name="ch8" chart:values-cell-range-address="'sort vs quick sort (list)'.C3:'sort vs quick sort (list)'.C43" chart:label-cell-address="'sort vs quick sort (list)'.C2:'sort vs quick sort (list)'.C2" chart:class="chart:line">
            <chart:data-point chart:repeated="41"/>
          </chart:series>
          <chart:series chart:style-name="ch9" chart:values-cell-range-address="'sort vs quick sort (list)'.D3:'sort vs quick sort (list)'.D43" chart:label-cell-address="'sort vs quick sort (list)'.D2:'sort vs quick sort (list)'.D2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erial stream</text:p>
                <draw:g>
                  <svg:desc>'sort vs quick sort (list)'.B2:'sort vs quick sort (list)'.B2</svg:desc>
                </draw:g>
              </table:table-cell>
              <table:table-cell office:value-type="string">
                <text:p> parallel stream</text:p>
                <draw:g>
                  <svg:desc>'sort vs quick sort (list)'.C2:'sort vs quick sort (list)'.C2</svg:desc>
                </draw:g>
              </table:table-cell>
              <table:table-cell office:value-type="string">
                <text:p>quick sort</text:p>
                <draw:g>
                  <svg:desc>'sort vs quick sort (list)'.D2:'sort vs quick sort (list)'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sort vs quick sort (list)'.A3:'sort vs quick sort (list)'.A43</svg:desc>
                </draw:g>
              </table:table-cell>
              <table:table-cell office:value-type="float" office:value="7789618">
                <text:p>7789618</text:p>
                <draw:g>
                  <svg:desc>'sort vs quick sort (list)'.B3:'sort vs quick sort (list)'.B43</svg:desc>
                </draw:g>
              </table:table-cell>
              <table:table-cell office:value-type="float" office:value="2413278">
                <text:p>2413278</text:p>
                <draw:g>
                  <svg:desc>'sort vs quick sort (list)'.C3:'sort vs quick sort (list)'.C43</svg:desc>
                </draw:g>
              </table:table-cell>
              <table:table-cell office:value-type="float" office:value="1132795">
                <text:p>1132795</text:p>
                <draw:g>
                  <svg:desc>'sort vs quick sort (list)'.D3:'sort vs quick sort (list)'.D43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153547">
                <text:p>1153547</text:p>
              </table:table-cell>
              <table:table-cell office:value-type="float" office:value="1164057">
                <text:p>1164057</text:p>
              </table:table-cell>
              <table:table-cell office:value-type="float" office:value="342398">
                <text:p>342398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771080">
                <text:p>771080</text:p>
              </table:table-cell>
              <table:table-cell office:value-type="float" office:value="1176511">
                <text:p>1176511</text:p>
              </table:table-cell>
              <table:table-cell office:value-type="float" office:value="1800201">
                <text:p>1800201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992247">
                <text:p>992247</text:p>
              </table:table-cell>
              <table:table-cell office:value-type="float" office:value="1485255">
                <text:p>1485255</text:p>
              </table:table-cell>
              <table:table-cell office:value-type="float" office:value="1076537">
                <text:p>1076537</text:p>
              </table:table-cell>
            </table:table-row>
            <table:table-row>
              <table:table-cell office:value-type="float" office:value="2441">
                <text:p>2440</text:p>
              </table:table-cell>
              <table:table-cell office:value-type="float" office:value="1245075">
                <text:p>1245075</text:p>
              </table:table-cell>
              <table:table-cell office:value-type="float" office:value="1647065">
                <text:p>1647065</text:p>
              </table:table-cell>
              <table:table-cell office:value-type="float" office:value="710580">
                <text:p>710580</text:p>
              </table:table-cell>
            </table:table-row>
            <table:table-row>
              <table:table-cell office:value-type="float" office:value="3052">
                <text:p>3050</text:p>
              </table:table-cell>
              <table:table-cell office:value-type="float" office:value="1653858">
                <text:p>1653858</text:p>
              </table:table-cell>
              <table:table-cell office:value-type="float" office:value="1844904">
                <text:p>1844904</text:p>
              </table:table-cell>
              <table:table-cell office:value-type="float" office:value="922130">
                <text:p>922130</text:p>
              </table:table-cell>
            </table:table-row>
            <table:table-row>
              <table:table-cell office:value-type="float" office:value="3815">
                <text:p>3820</text:p>
              </table:table-cell>
              <table:table-cell office:value-type="float" office:value="1876629">
                <text:p>1876629</text:p>
              </table:table-cell>
              <table:table-cell office:value-type="float" office:value="1814145">
                <text:p>1814145</text:p>
              </table:table-cell>
              <table:table-cell office:value-type="float" office:value="1148371">
                <text:p>1148371</text:p>
              </table:table-cell>
            </table:table-row>
            <table:table-row>
              <table:table-cell office:value-type="float" office:value="4768">
                <text:p>4770</text:p>
              </table:table-cell>
              <table:table-cell office:value-type="float" office:value="1854333">
                <text:p>1854333</text:p>
              </table:table-cell>
              <table:table-cell office:value-type="float" office:value="1914892">
                <text:p>1914892</text:p>
              </table:table-cell>
              <table:table-cell office:value-type="float" office:value="1558163">
                <text:p>1558163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2231480">
                <text:p>2231480</text:p>
              </table:table-cell>
              <table:table-cell office:value-type="float" office:value="2305884">
                <text:p>2305884</text:p>
              </table:table-cell>
              <table:table-cell office:value-type="float" office:value="1477041">
                <text:p>1477041</text:p>
              </table:table-cell>
            </table:table-row>
            <table:table-row>
              <table:table-cell office:value-type="float" office:value="7451">
                <text:p>7450</text:p>
              </table:table-cell>
              <table:table-cell office:value-type="float" office:value="1682777">
                <text:p>1682777</text:p>
              </table:table-cell>
              <table:table-cell office:value-type="float" office:value="1855600">
                <text:p>1855600</text:p>
              </table:table-cell>
              <table:table-cell office:value-type="float" office:value="1956643">
                <text:p>1956643</text:p>
              </table:table-cell>
            </table:table-row>
            <table:table-row>
              <table:table-cell office:value-type="float" office:value="9313">
                <text:p>9310</text:p>
              </table:table-cell>
              <table:table-cell office:value-type="float" office:value="1797905">
                <text:p>1797905</text:p>
              </table:table-cell>
              <table:table-cell office:value-type="float" office:value="2480748">
                <text:p>2480748</text:p>
              </table:table-cell>
              <table:table-cell office:value-type="float" office:value="589813">
                <text:p>589813</text:p>
              </table:table-cell>
            </table:table-row>
            <table:table-row>
              <table:table-cell office:value-type="float" office:value="11642">
                <text:p>11640</text:p>
              </table:table-cell>
              <table:table-cell office:value-type="float" office:value="2013935">
                <text:p>2013935</text:p>
              </table:table-cell>
              <table:table-cell office:value-type="float" office:value="2002432">
                <text:p>2002432</text:p>
              </table:table-cell>
              <table:table-cell office:value-type="float" office:value="675889">
                <text:p>675889</text:p>
              </table:table-cell>
            </table:table-row>
            <table:table-row>
              <table:table-cell office:value-type="float" office:value="14552">
                <text:p>14550</text:p>
              </table:table-cell>
              <table:table-cell office:value-type="float" office:value="2962818">
                <text:p>2962818</text:p>
              </table:table-cell>
              <table:table-cell office:value-type="float" office:value="1926066">
                <text:p>1926066</text:p>
              </table:table-cell>
              <table:table-cell office:value-type="float" office:value="826009">
                <text:p>826009</text:p>
              </table:table-cell>
            </table:table-row>
            <table:table-row>
              <table:table-cell office:value-type="float" office:value="18190">
                <text:p>18190</text:p>
              </table:table-cell>
              <table:table-cell office:value-type="float" office:value="3244825">
                <text:p>3244825</text:p>
              </table:table-cell>
              <table:table-cell office:value-type="float" office:value="1967364">
                <text:p>1967364</text:p>
              </table:table-cell>
              <table:table-cell office:value-type="float" office:value="1099754">
                <text:p>1099754</text:p>
              </table:table-cell>
            </table:table-row>
            <table:table-row>
              <table:table-cell office:value-type="float" office:value="22737">
                <text:p>22740</text:p>
              </table:table-cell>
              <table:table-cell office:value-type="float" office:value="3804331">
                <text:p>3804331</text:p>
              </table:table-cell>
              <table:table-cell office:value-type="float" office:value="2042646">
                <text:p>2042646</text:p>
              </table:table-cell>
              <table:table-cell office:value-type="float" office:value="1377610">
                <text:p>1377610</text:p>
              </table:table-cell>
            </table:table-row>
            <table:table-row>
              <table:table-cell office:value-type="float" office:value="28422">
                <text:p>28420</text:p>
              </table:table-cell>
              <table:table-cell office:value-type="float" office:value="4963440">
                <text:p>4963440</text:p>
              </table:table-cell>
              <table:table-cell office:value-type="float" office:value="2350600">
                <text:p>2350600</text:p>
              </table:table-cell>
              <table:table-cell office:value-type="float" office:value="2404780">
                <text:p>2404780</text:p>
              </table:table-cell>
            </table:table-row>
            <table:table-row>
              <table:table-cell office:value-type="float" office:value="35527">
                <text:p>35530</text:p>
              </table:table-cell>
              <table:table-cell office:value-type="float" office:value="6517390">
                <text:p>6517390</text:p>
              </table:table-cell>
              <table:table-cell office:value-type="float" office:value="5853611">
                <text:p>5853611</text:p>
              </table:table-cell>
              <table:table-cell office:value-type="float" office:value="4722123">
                <text:p>4722123</text:p>
              </table:table-cell>
            </table:table-row>
            <table:table-row>
              <table:table-cell office:value-type="float" office:value="44409">
                <text:p>44410</text:p>
              </table:table-cell>
              <table:table-cell office:value-type="float" office:value="8899704">
                <text:p>8899704</text:p>
              </table:table-cell>
              <table:table-cell office:value-type="float" office:value="4461820">
                <text:p>4461820</text:p>
              </table:table-cell>
              <table:table-cell office:value-type="float" office:value="3261829">
                <text:p>3261829</text:p>
              </table:table-cell>
            </table:table-row>
            <table:table-row>
              <table:table-cell office:value-type="float" office:value="55511">
                <text:p>55510</text:p>
              </table:table-cell>
              <table:table-cell office:value-type="float" office:value="10605148">
                <text:p>10605148</text:p>
              </table:table-cell>
              <table:table-cell office:value-type="float" office:value="5436771">
                <text:p>5436771</text:p>
              </table:table-cell>
              <table:table-cell office:value-type="float" office:value="3862782">
                <text:p>3862782</text:p>
              </table:table-cell>
            </table:table-row>
            <table:table-row>
              <table:table-cell office:value-type="float" office:value="69389">
                <text:p>69390</text:p>
              </table:table-cell>
              <table:table-cell office:value-type="float" office:value="13546566">
                <text:p>13546566</text:p>
              </table:table-cell>
              <table:table-cell office:value-type="float" office:value="6597268">
                <text:p>6597268</text:p>
              </table:table-cell>
              <table:table-cell office:value-type="float" office:value="4910610">
                <text:p>4910610</text:p>
              </table:table-cell>
            </table:table-row>
            <table:table-row>
              <table:table-cell office:value-type="float" office:value="86736">
                <text:p>86740</text:p>
              </table:table-cell>
              <table:table-cell office:value-type="float" office:value="16870454">
                <text:p>16870454</text:p>
              </table:table-cell>
              <table:table-cell office:value-type="float" office:value="8033988">
                <text:p>8033988</text:p>
              </table:table-cell>
              <table:table-cell office:value-type="float" office:value="7184486">
                <text:p>7184486</text:p>
              </table:table-cell>
            </table:table-row>
            <table:table-row>
              <table:table-cell office:value-type="float" office:value="108420">
                <text:p>108420</text:p>
              </table:table-cell>
              <table:table-cell office:value-type="float" office:value="21245820">
                <text:p>21245820</text:p>
              </table:table-cell>
              <table:table-cell office:value-type="float" office:value="10375366">
                <text:p>10375366</text:p>
              </table:table-cell>
              <table:table-cell office:value-type="float" office:value="9067539">
                <text:p>9067539</text:p>
              </table:table-cell>
            </table:table-row>
            <table:table-row>
              <table:table-cell office:value-type="float" office:value="135525">
                <text:p>135530</text:p>
              </table:table-cell>
              <table:table-cell office:value-type="float" office:value="27428508">
                <text:p>27428508</text:p>
              </table:table-cell>
              <table:table-cell office:value-type="float" office:value="13341227">
                <text:p>13341227</text:p>
              </table:table-cell>
              <table:table-cell office:value-type="float" office:value="10845794">
                <text:p>10845794</text:p>
              </table:table-cell>
            </table:table-row>
            <table:table-row>
              <table:table-cell office:value-type="float" office:value="169407">
                <text:p>169410</text:p>
              </table:table-cell>
              <table:table-cell office:value-type="float" office:value="37026610">
                <text:p>37026610</text:p>
              </table:table-cell>
              <table:table-cell office:value-type="float" office:value="18022624">
                <text:p>18022624</text:p>
              </table:table-cell>
              <table:table-cell office:value-type="float" office:value="15352836">
                <text:p>15352836</text:p>
              </table:table-cell>
            </table:table-row>
            <table:table-row>
              <table:table-cell office:value-type="float" office:value="211758">
                <text:p>211760</text:p>
              </table:table-cell>
              <table:table-cell office:value-type="float" office:value="46815943">
                <text:p>46815943</text:p>
              </table:table-cell>
              <table:table-cell office:value-type="float" office:value="26952710">
                <text:p>26952710</text:p>
              </table:table-cell>
              <table:table-cell office:value-type="float" office:value="22002358">
                <text:p>22002358</text:p>
              </table:table-cell>
            </table:table-row>
            <table:table-row>
              <table:table-cell office:value-type="float" office:value="264698">
                <text:p>264700</text:p>
              </table:table-cell>
              <table:table-cell office:value-type="float" office:value="65265706">
                <text:p>65265706</text:p>
              </table:table-cell>
              <table:table-cell office:value-type="float" office:value="30616185">
                <text:p>30616185</text:p>
              </table:table-cell>
              <table:table-cell office:value-type="float" office:value="23964130">
                <text:p>23964130</text:p>
              </table:table-cell>
            </table:table-row>
            <table:table-row>
              <table:table-cell office:value-type="float" office:value="330872">
                <text:p>330870</text:p>
              </table:table-cell>
              <table:table-cell office:value-type="float" office:value="77249567">
                <text:p>77249567</text:p>
              </table:table-cell>
              <table:table-cell office:value-type="float" office:value="39753617">
                <text:p>39753617</text:p>
              </table:table-cell>
              <table:table-cell office:value-type="float" office:value="30094150">
                <text:p>30094150</text:p>
              </table:table-cell>
            </table:table-row>
            <table:table-row>
              <table:table-cell office:value-type="float" office:value="413590">
                <text:p>413590</text:p>
              </table:table-cell>
              <table:table-cell office:value-type="float" office:value="91064616">
                <text:p>91064616</text:p>
              </table:table-cell>
              <table:table-cell office:value-type="float" office:value="48702097">
                <text:p>48702097</text:p>
              </table:table-cell>
              <table:table-cell office:value-type="float" office:value="40357197">
                <text:p>40357197</text:p>
              </table:table-cell>
            </table:table-row>
            <table:table-row>
              <table:table-cell office:value-type="float" office:value="516988">
                <text:p>516990</text:p>
              </table:table-cell>
              <table:table-cell office:value-type="float" office:value="124277920">
                <text:p>124277920</text:p>
              </table:table-cell>
              <table:table-cell office:value-type="float" office:value="68471560">
                <text:p>68471560</text:p>
              </table:table-cell>
              <table:table-cell office:value-type="float" office:value="52590018">
                <text:p>52590018</text:p>
              </table:table-cell>
            </table:table-row>
            <table:table-row>
              <table:table-cell office:value-type="float" office:value="646235">
                <text:p>646240</text:p>
              </table:table-cell>
              <table:table-cell office:value-type="float" office:value="149041614">
                <text:p>149041614</text:p>
              </table:table-cell>
              <table:table-cell office:value-type="float" office:value="96189226">
                <text:p>96189226</text:p>
              </table:table-cell>
              <table:table-cell office:value-type="float" office:value="73333696">
                <text:p>73333696</text:p>
              </table:table-cell>
            </table:table-row>
            <table:table-row>
              <table:table-cell office:value-type="float" office:value="807794">
                <text:p>807790</text:p>
              </table:table-cell>
              <table:table-cell office:value-type="float" office:value="193369567">
                <text:p>193369567</text:p>
              </table:table-cell>
              <table:table-cell office:value-type="float" office:value="107947083">
                <text:p>107947083</text:p>
              </table:table-cell>
              <table:table-cell office:value-type="float" office:value="88075982">
                <text:p>88075982</text:p>
              </table:table-cell>
            </table:table-row>
            <table:table-row>
              <table:table-cell office:value-type="float" office:value="1009742">
                <text:p>1009740</text:p>
              </table:table-cell>
              <table:table-cell office:value-type="float" office:value="238181285">
                <text:p>238181285</text:p>
              </table:table-cell>
              <table:table-cell office:value-type="float" office:value="139560182">
                <text:p>139560182</text:p>
              </table:table-cell>
              <table:table-cell office:value-type="float" office:value="112170264">
                <text:p>112170264</text:p>
              </table:table-cell>
            </table:table-row>
            <table:table-row>
              <table:table-cell office:value-type="float" office:value="1262177">
                <text:p>1262180</text:p>
              </table:table-cell>
              <table:table-cell office:value-type="float" office:value="303100697">
                <text:p>303100697</text:p>
              </table:table-cell>
              <table:table-cell office:value-type="float" office:value="173224556">
                <text:p>173224556</text:p>
              </table:table-cell>
              <table:table-cell office:value-type="float" office:value="141701248">
                <text:p>141701248</text:p>
              </table:table-cell>
            </table:table-row>
            <table:table-row>
              <table:table-cell office:value-type="float" office:value="1577722">
                <text:p>1577720</text:p>
              </table:table-cell>
              <table:table-cell office:value-type="float" office:value="366874576">
                <text:p>366874576</text:p>
              </table:table-cell>
              <table:table-cell office:value-type="float" office:value="246978592">
                <text:p>246978592</text:p>
              </table:table-cell>
              <table:table-cell office:value-type="float" office:value="240291027">
                <text:p>240291027</text:p>
              </table:table-cell>
            </table:table-row>
            <table:table-row>
              <table:table-cell office:value-type="float" office:value="1972152">
                <text:p>1972150</text:p>
              </table:table-cell>
              <table:table-cell office:value-type="float" office:value="462151578">
                <text:p>462151578</text:p>
              </table:table-cell>
              <table:table-cell office:value-type="float" office:value="330369837">
                <text:p>330369837</text:p>
              </table:table-cell>
              <table:table-cell office:value-type="float" office:value="322181198">
                <text:p>322181198</text:p>
              </table:table-cell>
            </table:table-row>
            <table:table-row>
              <table:table-cell office:value-type="float" office:value="2465190">
                <text:p>2465190</text:p>
              </table:table-cell>
              <table:table-cell office:value-type="float" office:value="589386170">
                <text:p>589386170</text:p>
              </table:table-cell>
              <table:table-cell office:value-type="float" office:value="399488087">
                <text:p>399488087</text:p>
              </table:table-cell>
              <table:table-cell office:value-type="float" office:value="324680424">
                <text:p>324680424</text:p>
              </table:table-cell>
            </table:table-row>
            <table:table-row>
              <table:table-cell office:value-type="float" office:value="3081488">
                <text:p>3081490</text:p>
              </table:table-cell>
              <table:table-cell office:value-type="float" office:value="820567434">
                <text:p>820567434</text:p>
              </table:table-cell>
              <table:table-cell office:value-type="float" office:value="598777713">
                <text:p>598777713</text:p>
              </table:table-cell>
              <table:table-cell office:value-type="float" office:value="465176259">
                <text:p>465176259</text:p>
              </table:table-cell>
            </table:table-row>
            <table:table-row>
              <table:table-cell office:value-type="float" office:value="3851860">
                <text:p>3851860</text:p>
              </table:table-cell>
              <table:table-cell office:value-type="float" office:value="1322210604">
                <text:p>1322210604</text:p>
              </table:table-cell>
              <table:table-cell office:value-type="float" office:value="633747539">
                <text:p>633747539</text:p>
              </table:table-cell>
              <table:table-cell office:value-type="float" office:value="663773432">
                <text:p>663773432</text:p>
              </table:table-cell>
            </table:table-row>
            <table:table-row>
              <table:table-cell office:value-type="float" office:value="4814825">
                <text:p>4814830</text:p>
              </table:table-cell>
              <table:table-cell office:value-type="float" office:value="1639776653">
                <text:p>1639776653</text:p>
              </table:table-cell>
              <table:table-cell office:value-type="float" office:value="984048627">
                <text:p>984048627</text:p>
              </table:table-cell>
              <table:table-cell office:value-type="float" office:value="1126525306">
                <text:p>1126525306</text:p>
              </table:table-cell>
            </table:table-row>
            <table:table-row>
              <table:table-cell office:value-type="float" office:value="6018531">
                <text:p>6018530</text:p>
              </table:table-cell>
              <table:table-cell office:value-type="float" office:value="2118967272">
                <text:p>2118967272</text:p>
              </table:table-cell>
              <table:table-cell office:value-type="float" office:value="1192223875">
                <text:p>1192223875</text:p>
              </table:table-cell>
              <table:table-cell office:value-type="float" office:value="2088658302">
                <text:p>2088658302</text:p>
              </table:table-cell>
            </table:table-row>
            <table:table-row>
              <table:table-cell office:value-type="float" office:value="7523164">
                <text:p>7523160</text:p>
              </table:table-cell>
              <table:table-cell office:value-type="float" office:value="2904249825">
                <text:p>2904249825</text:p>
              </table:table-cell>
              <table:table-cell office:value-type="float" office:value="1662885233">
                <text:p>1662885233</text:p>
              </table:table-cell>
              <table:table-cell office:value-type="float" office:value="3944464296">
                <text:p>39444642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